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8.21pt"/>
    </style:style>
    <style:style style:name="co2" style:family="table-column">
      <style:table-column-properties fo:break-before="auto" style:column-width="97.51pt"/>
    </style:style>
    <style:style style:name="co3" style:family="table-column">
      <style:table-column-properties fo:break-before="auto" style:column-width="234.91pt"/>
    </style:style>
    <style:style style:name="co4" style:family="table-column">
      <style:table-column-properties fo:break-before="auto" style:column-width="752.09pt"/>
    </style:style>
    <style:style style:name="co5" style:family="table-column">
      <style:table-column-properties fo:break-before="auto" style:column-width="99.81pt"/>
    </style:style>
    <style:style style:name="co6" style:family="table-column">
      <style:table-column-properties fo:break-before="auto" style:column-width="1133.86pt"/>
    </style:style>
    <style:style style:name="co7" style:family="table-column">
      <style:table-column-properties fo:break-before="auto" style:column-width="271.96pt"/>
    </style:style>
    <style:style style:name="co8" style:family="table-column">
      <style:table-column-properties fo:break-before="auto" style:column-width="92.86pt"/>
    </style:style>
    <style:style style:name="co9" style:family="table-column">
      <style:table-column-properties fo:break-before="auto" style:column-width="98.25pt"/>
    </style:style>
    <style:style style:name="co10" style:family="table-column">
      <style:table-column-properties fo:break-before="auto" style:column-width="49.66pt"/>
    </style:style>
    <style:style style:name="co11" style:family="table-column">
      <style:table-column-properties fo:break-before="auto" style:column-width="52.7pt"/>
    </style:style>
    <style:style style:name="co12" style:family="table-column">
      <style:table-column-properties fo:break-before="auto" style:column-width="149.19pt"/>
    </style:style>
    <style:style style:name="co13" style:family="table-column">
      <style:table-column-properties fo:break-before="auto" style:column-width="1067.5pt"/>
    </style:style>
    <style:style style:name="co14" style:family="table-column">
      <style:table-column-properties fo:break-before="auto" style:column-width="50.4pt"/>
    </style:style>
    <style:style style:name="co1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ult_premier_exp_premier_draf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local_prediction</text:p>
          </table:table-cell>
          <table:table-cell office:value-type="string" calcext:value-type="string">
            <text:p>blackbox_prediction</text:p>
          </table:table-cell>
          <table:table-cell office:value-type="string" calcext:value-type="string">
            <text:p>explication_matrice_ids</text:p>
          </table:table-cell>
          <table:table-cell office:value-type="string" calcext:value-type="string">
            <text:p>coef_explication</text:p>
          </table:table-cell>
          <table:table-cell office:value-type="string" calcext:value-type="string">
            <text:p>mae_local_blackbox</text:p>
          </table:table-cell>
          <table:table-cell office:value-type="string" calcext:value-type="string">
            <text:p>movies_explication</text:p>
          </table:table-cell>
          <table:table-cell office:value-type="string" calcext:value-type="string">
            <text:p>movie_to_explain</text:p>
          </table:table-cell>
          <table:table-cell office:value-type="string" calcext:value-type="string">
            <text:p>user_mean</text:p>
          </table:table-cell>
          <table:table-cell office:value-type="string" calcext:value-type="string">
            <text:p>user_std</text:p>
          </table:table-cell>
          <table:table-cell office:value-type="string" calcext:value-type="string">
            <text:p>user_min</text:p>
          </table:table-cell>
          <table:table-cell office:value-type="string" calcext:value-type="string">
            <text:p>user_max</text:p>
          </table:table-cell>
          <table:table-cell office:value-type="string" calcext:value-type="string">
            <text:p>number_of_rated_item_by_user</text:p>
          </table:table-cell>
          <table:table-cell office:value-type="string" calcext:value-type="string">
            <text:p>top20film_genres_user</text:p>
          </table:table-cell>
          <table:table-cell office:value-type="string" calcext:value-type="string">
            <text:p>elapsed_time</text:p>
          </table:table-cell>
          <table:table-cell office:value-type="string" calcext:value-type="string">
            <text:p>pert_ratio</text:p>
          </table:table-cell>
        </table:table-row>
        <table:table-row table:style-name="ro1">
          <table:table-cell office:value-type="string" calcext:value-type="string">
            <text:p>[2.70074401]</text:p>
          </table:table-cell>
          <table:table-cell office:value-type="float" office:value="3.50263506971622" calcext:value-type="float">
            <text:p>3.50263506971622</text:p>
          </table:table-cell>
          <table:table-cell office:value-type="string" calcext:value-type="string">
            <text:p>[192 774 465 744 <text:s/>20 862 471 725 401 <text:s text:c="2"/>7]</text:p>
          </table:table-cell>
          <table:table-cell office:value-type="string" calcext:value-type="string">
            <text:p>[0.47119443 0.03647689 0.0298194 <text:s/>0.01671594 0.0153956 <text:s/>0.01457297 0.01415524 0.0076937 <text:s/>0.00270344 0.00063208]</text:p>
          </table:table-cell>
          <table:table-cell office:value-type="float" office:value="0.801891060602173" calcext:value-type="float">
            <text:p>0.801891060602173</text:p>
          </table:table-cell>
          <table:table-cell office:value-type="string" calcext:value-type="string">
            <text:p>[('Action|Crime|Drama|Thriller', 0.47119442689120833), ('Action|Adventure|Drama|Fantasy', 0.03647689323956265), ('Drama|Horror', 0.02981940172386164), ('Adventure|Animation|Children|Comedy|Fantasy|Romance', 0.016715944790330218), ('Comedy|Drama|Romance|War', 0.015395598376024864), ('Children|Comedy|Fantasy|Musical', 0.01457296641659121), ('Adventure|Animation|Children|Drama|Musical|IMAX', 0.014155235308760346), ('Drama', 0.007693695782250572), ('Drama|Horror|Mystery', 0.0027034431308589923), ('Action|Drama|War', 0.000632084410104007)]</text:p>
          </table:table-cell>
          <table:table-cell office:value-type="string" calcext:value-type="string">
            <text:p>['Action|Comedy']</text:p>
          </table:table-cell>
          <table:table-cell office:value-type="float" office:value="3.87593984962406" calcext:value-type="float">
            <text:p>3.87593984962406</text:p>
          </table:table-cell>
          <table:table-cell office:value-type="float" office:value="0.975397897803032" calcext:value-type="float">
            <text:p>0.97539789780303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['Action|Mystery|Thriller', 'Action|Drama|War', 'Action|Mystery|Sci-Fi', 'Action|Crime|Drama|Thriller', 'Drama', 'Comedy|Crime', 'Action|Crime|Thriller', 'Comedy', 'Animation|Children|Comedy|Musical', 'Action|Adventure|Sci-Fi', 'Action|Sci-Fi', 'Drama|Romance', 'Action|Thriller', 'Adventure|Animation|Children|Drama|Musical|IMAX', 'Adventure|Drama|IMAX', 'Action|Comedy|Crime', 'Action|Adventure|Comedy', 'Musical|Romance', 'Action|Comedy|Romance', 'Children|Comedy|Musical']</text:p>
          </table:table-cell>
          <table:table-cell office:value-type="float" office:value="0.601439714431763" calcext:value-type="float">
            <text:p>0.6014397144317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0.89188952]</text:p>
          </table:table-cell>
          <table:table-cell office:value-type="float" office:value="3.38456573643287" calcext:value-type="float">
            <text:p>3.38456573643287</text:p>
          </table:table-cell>
          <table:table-cell office:value-type="string" calcext:value-type="string">
            <text:p>[ 166 <text:s/>739 <text:s text:c="2"/>68 <text:s text:c="2"/>15 1027 <text:s text:c="2"/>70 <text:s/>360 <text:s/>232 1179 1039]</text:p>
          </table:table-cell>
          <table:table-cell office:value-type="string" calcext:value-type="string">
            <text:p>[0.52984913 0.18972352 0.12841643 0.06483866 0.05932304 0.04850461 0.01095438 0.00974909 0.00411763 0.00143414]</text:p>
          </table:table-cell>
          <table:table-cell office:value-type="float" office:value="2.49267621300557" calcext:value-type="float">
            <text:p>2.49267621300557</text:p>
          </table:table-cell>
          <table:table-cell office:value-type="string" calcext:value-type="string">
            <text:p>[('Action|Sci-Fi|Thriller', 0.5298491316883567), ('Drama', 0.18972352181161112), ('Action|Adventure|Sci-Fi', 0.12841642985220603), ('Action|Adventure|Sci-Fi', 0.06483866206053342), ('Crime|Drama', 0.059323044505023986), ('Action|Adventure', 0.04850460944150251), ('Action|Western', 0.01095438472623489), ('Crime|Drama', 0.009749085462930124), ('Comedy', 0.004117626838081581), ('Drama|Thriller', 0.001434135618055124)]</text:p>
          </table:table-cell>
          <table:table-cell office:value-type="string" calcext:value-type="string">
            <text:p>['Action|Crime|Drama|Thriller']</text:p>
          </table:table-cell>
          <table:table-cell office:value-type="float" office:value="3.54444444444444" calcext:value-type="float">
            <text:p>3.54444444444444</text:p>
          </table:table-cell>
          <table:table-cell office:value-type="float" office:value="0.920882561110821" calcext:value-type="float">
            <text:p>0.92088256111082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['Crime|Drama', 'Crime|Drama', 'Crime|Film-Noir|Thriller', 'Drama', 'Crime|Drama|Film-Noir', 'Comedy|Crime', 'Comedy|Drama', 'Crime|Drama|Film-Noir|Thriller', 'Crime|Horror|Thriller', 'Mystery|Thriller', 'Crime|Drama|Thriller', 'Crime|Horror', 'Drama', 'Action|Sci-Fi|Thriller', 'Crime|Drama|Thriller', 'Drama|War', 'Crime|Drama|Film-Noir', 'Action|Adventure|Comedy|Drama|Romance|Thriller', 'Fantasy|Sci-Fi', 'Drama|War']</text:p>
          </table:table-cell>
          <table:table-cell office:value-type="float" office:value="0.628376007080078" calcext:value-type="float">
            <text:p>0.628376007080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.09364763]</text:p>
          </table:table-cell>
          <table:table-cell office:value-type="float" office:value="3.81006133725935" calcext:value-type="float">
            <text:p>3.81006133725935</text:p>
          </table:table-cell>
          <table:table-cell office:value-type="string" calcext:value-type="string">
            <text:p>[ 192 <text:s text:c="2"/>34 <text:s/>391 <text:s/>254 <text:s/>232 2537 1146 <text:s text:c="2"/>28 1357 <text:s/>251]</text:p>
          </table:table-cell>
          <table:table-cell office:value-type="string" calcext:value-type="string">
            <text:p>[0.75209308 0.01685725 0.01338968 0.01218286 0.0118255 <text:s/>0.00984599 0.00792004 0.00712457 0.00491132 0.00325162]</text:p>
          </table:table-cell>
          <table:table-cell office:value-type="float" office:value="0.716413710161762" calcext:value-type="float">
            <text:p>0.716413710161762</text:p>
          </table:table-cell>
          <table:table-cell office:value-type="string" calcext:value-type="string">
            <text:p>[('Action|Crime|Drama|Thriller', 0.7520930810021819), ('Crime|Horror|Thriller', 0.016857246308522675), ('Comedy|Drama|Romance|War', 0.01338968350437761), ('Drama', 0.012182860590490563), ('Crime|Drama', 0.011825495728166538), ('Drama', 0.009845990724677093), ('Action|Adventure|Crime|Drama|Thriller', 0.007920043807103525), ('Drama|War', 0.007124571624913112), ('Comedy|Drama', 0.004911323758154774), ('Action|Drama|Western', 0.003251618150522614)]</text:p>
          </table:table-cell>
          <table:table-cell office:value-type="string" calcext:value-type="string">
            <text:p>['Action|Horror|Sci-Fi|Thriller']</text:p>
          </table:table-cell>
          <table:table-cell office:value-type="float" office:value="3.82269503546099" calcext:value-type="float">
            <text:p>3.82269503546099</text:p>
          </table:table-cell>
          <table:table-cell office:value-type="float" office:value="0.546214411739909" calcext:value-type="float">
            <text:p>0.54621441173990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['Comedy|Horror|Musical|Sci-Fi', 'Adventure|Comedy|Fantasy', 'Comedy|Crime', 'Comedy|Musical|Romance', 'Drama|Fantasy|Thriller', 'Drama|Romance|Thriller', 'Action|Adventure|Drama|Fantasy', 'Fantasy|Horror|Mystery|Romance', 'Drama|War', 'Adventure|Fantasy', 'Comedy|Documentary|Drama', 'Adventure|Fantasy', 'Drama|Thriller', 'Adventure|Animation|Children|Drama|Musical|IMAX', 'Comedy|Crime|Drama|Romance', 'Drama|Musical|Romance', 'Crime|Drama', 'Comedy', 'Crime|Drama', 'Comedy|Drama|Romance']</text:p>
          </table:table-cell>
          <table:table-cell office:value-type="float" office:value="0.684417963027954" calcext:value-type="float">
            <text:p>0.6844179630279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.37755317]</text:p>
          </table:table-cell>
          <table:table-cell office:value-type="float" office:value="3.93802985972475" calcext:value-type="float">
            <text:p>3.93802985972475</text:p>
          </table:table-cell>
          <table:table-cell office:value-type="string" calcext:value-type="string">
            <text:p>[ 20 621 <text:s/>26 <text:s/>28 <text:s/>34 <text:s/>16 <text:s/>25 <text:s/>27 478 480]</text:p>
          </table:table-cell>
          <table:table-cell office:value-type="string" calcext:value-type="string">
            <text:p>[0.37124315 0.08530698 0.07331433 0.06082711 0.05367664 0.05255112 0.04787253 0.04579432 0.02837166 0.02229563]</text:p>
          </table:table-cell>
          <table:table-cell office:value-type="float" office:value="2.56047668473766" calcext:value-type="float">
            <text:p>2.56047668473766</text:p>
          </table:table-cell>
          <table:table-cell office:value-type="string" calcext:value-type="string">
            <text:p>[('Comedy|Drama|Romance|War', 0.3712431467163788), ('Action|Romance|Thriller', 0.0853069804639073), ('Action|Adventure|Sci-Fi|Thriller', 0.0733143266004384), ('Drama|War', 0.0608271081073706), ('Crime|Horror|Thriller', 0.05367663882305405), ('Comedy|Crime|Drama|Thriller', 0.05255111506545233), ('Thriller', 0.04787252820931856), ('Comedy|Drama', 0.045794324173036374), ('Action|Sci-Fi', 0.028371657791886815), ('Comedy|Romance', 0.02229562892985033)]</text:p>
          </table:table-cell>
          <table:table-cell office:value-type="string" calcext:value-type="string">
            <text:p>['Comedy|Sci-Fi']</text:p>
          </table:table-cell>
          <table:table-cell office:value-type="float" office:value="4" calcext:value-type="float">
            <text:p>4</text:p>
          </table:table-cell>
          <table:table-cell office:value-type="float" office:value="0.972344869608795" calcext:value-type="float">
            <text:p>0.97234486960879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['Adventure|Animation|Children|Comedy|Fantasy', 'Crime|Horror|Thriller', 'Comedy|Romance', 'Adventure|Drama|Sci-Fi', 'Comedy|Drama|Romance', 'Action|Sci-Fi', 'Adventure|Animation|Children|Drama|Musical|IMAX', 'Adventure|Animation|Children|Comedy|Musical', 'Drama|Romance', 'Comedy|Romance', 'Comedy|Drama', 'Comedy|Drama', 'Mystery|Sci-Fi|Thriller', 'Comedy|Crime|Thriller', 'Comedy', 'Comedy', 'Animation|Children|Fantasy|Musical|Romance|IMAX', 'Comedy', 'Comedy|Drama', 'Comedy|Crime|Drama|Thriller']</text:p>
          </table:table-cell>
          <table:table-cell office:value-type="float" office:value="0.611087322235107" calcext:value-type="float">
            <text:p>0.611087322235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.46519563]</text:p>
          </table:table-cell>
          <table:table-cell office:value-type="float" office:value="3.9376892862411" calcext:value-type="float">
            <text:p>3.9376892862411</text:p>
          </table:table-cell>
          <table:table-cell office:value-type="string" calcext:value-type="string">
            <text:p>[ 184 <text:s/>875 <text:s/>774 2058 <text:s/>764 <text:s/>121 <text:s/>238 1021 1101 <text:s/>162]</text:p>
          </table:table-cell>
          <table:table-cell office:value-type="string" calcext:value-type="string">
            <text:p>[0.58188452 0.01538755 0.00748863 0.00737179 0.00528631 0.00470602 0.00337075 0.00204126 0.00148976 0.00084325]</text:p>
          </table:table-cell>
          <table:table-cell office:value-type="float" office:value="1.47249365615671" calcext:value-type="float">
            <text:p>1.47249365615671</text:p>
          </table:table-cell>
          <table:table-cell office:value-type="string" calcext:value-type="string">
            <text:p>[('Drama|Romance', 0.581884524999025), ('Adventure|Animation|Children|Comedy', 0.01538755407469582), ('Action|Adventure|Drama|Fantasy', 0.007488631395207831), ('Crime|Drama', 0.007371794226493484), ('Adventure|Fantasy', 0.0052863101783208735), ('Action|Drama|War', 0.0047060203164361325), ('Action|Crime|Drama|IMAX', 0.003370750074846474), ('Comedy|Crime|Thriller', 0.002041259354116239), ('Drama', 0.0014897648612278607), ('Comedy|Crime', 0.0008432540606534301)]</text:p>
          </table:table-cell>
          <table:table-cell office:value-type="string" calcext:value-type="string">
            <text:p>['Drama']</text:p>
          </table:table-cell>
          <table:table-cell office:value-type="float" office:value="3.27511961722488" calcext:value-type="float">
            <text:p>3.27511961722488</text:p>
          </table:table-cell>
          <table:table-cell office:value-type="float" office:value="1.04916376363111" calcext:value-type="float">
            <text:p>1.04916376363111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836" calcext:value-type="float">
            <text:p>836</text:p>
          </table:table-cell>
          <table:table-cell office:value-type="string" calcext:value-type="string">
            <text:p>['Crime|Drama', 'Action|Romance|War|Western', 'Action|Adventure', 'Crime|Drama', 'Adventure|Comedy|Sci-Fi', 'Horror', 'Comedy|Crime', 'Horror|Sci-Fi', 'Action|Drama|Romance|War', 'Action|Adventure', 'Action|Adventure|Sci-Fi', 'Adventure|Comedy|Fantasy', 'Children|Drama|Sci-Fi', 'Drama', 'Comedy|Romance', 'Comedy|Drama|Romance', 'Drama|War', 'Drama', 'Drama|Mystery', 'Drama|Sci-Fi|Thriller']</text:p>
          </table:table-cell>
          <table:table-cell office:value-type="float" office:value="0.558444023132324" calcext:value-type="float">
            <text:p>0.5584440231323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0.59645889]</text:p>
          </table:table-cell>
          <table:table-cell office:value-type="float" office:value="3.40168362078615" calcext:value-type="float">
            <text:p>3.40168362078615</text:p>
          </table:table-cell>
          <table:table-cell office:value-type="string" calcext:value-type="string">
            <text:p>[1803 <text:s/>700 <text:s/>103 1402 <text:s/>224 <text:s/>987 1779 <text:s/>263 <text:s/>274 <text:s/>278]</text:p>
          </table:table-cell>
          <table:table-cell office:value-type="string" calcext:value-type="string">
            <text:p>[5.39803799e-01 2.61739088e-01 1.06637435e-01 4.19578830e-02 1.65771440e-02 1.58179298e-02 1.23713085e-02 3.62225523e-03 1.17617307e-03 2.87114734e-04]</text:p>
          </table:table-cell>
          <table:table-cell office:value-type="float" office:value="2.80522472740926" calcext:value-type="float">
            <text:p>2.80522472740926</text:p>
          </table:table-cell>
          <table:table-cell office:value-type="string" calcext:value-type="string">
            <text:p>[('Drama', 0.5398037993294174), ('Children|Comedy|Fantasy', 0.26173908784691813), ('Crime|Film-Noir|Mystery|Thriller', 0.1066374348150248), ('Adventure|Children|Comedy|Musical', 0.04195788302330556), ('Action|Adventure|Sci-Fi|Thriller', 0.01657714403419181), ('Drama|Romance', 0.01581792982544189), ('Animation|Children|Fantasy|Musical', 0.01237130846076961), ('Action|Adventure|Sci-Fi|Thriller', 0.0036222552292362203), ('Adventure|Sci-Fi|Thriller', 0.0011761730707103818), ('Comedy|Horror', 0.0002871147336298261)]</text:p>
          </table:table-cell>
          <table:table-cell office:value-type="string" calcext:value-type="string">
            <text:p>['Action|Thriller']</text:p>
          </table:table-cell>
          <table:table-cell office:value-type="float" office:value="3.36" calcext:value-type="float">
            <text:p>3.36</text:p>
          </table:table-cell>
          <table:table-cell office:value-type="float" office:value="1.49345237620756" calcext:value-type="float">
            <text:p>1.4934523762075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['Crime|Drama|Mystery|Thriller', 'Crime|Drama|Fantasy|Thriller', 'Action|Thriller', 'Action|Thriller|War', 'Action|Thriller', 'Drama|Mystery|Thriller', 'Comedy', 'Crime|Film-Noir|Mystery|Thriller', 'Crime|Drama|Mystery', 'Comedy|Horror|Mystery|Thriller', 'Drama|Sci-Fi', 'Drama|Romance', 'Action|Drama|Thriller', 'Comedy', 'Crime|Drama|Mystery|Thriller', 'Comedy|Drama|Romance', 'Action|Thriller', 'Action|Drama|Thriller', 'Action|Drama|Thriller', 'Crime|Drama|Thriller']</text:p>
          </table:table-cell>
          <table:table-cell office:value-type="float" office:value="0.635513544082642" calcext:value-type="float">
            <text:p>0.6355135440826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.96307758]</text:p>
          </table:table-cell>
          <table:table-cell office:value-type="float" office:value="4.30552532177717" calcext:value-type="float">
            <text:p>4.30552532177717</text:p>
          </table:table-cell>
          <table:table-cell office:value-type="string" calcext:value-type="string">
            <text:p>[ <text:s/>68 1094 <text:s text:c="2"/>75 <text:s text:c="2"/>81 <text:s text:c="2"/>73 <text:s text:c="2"/>15 <text:s text:c="2"/>65 <text:s/>478 1028 <text:s/>361]</text:p>
          </table:table-cell>
          <table:table-cell office:value-type="string" calcext:value-type="string">
            <text:p>[0.65806222 0.02939091 0.02900575 0.02543693 0.01974191 0.01906869 0.01438065 0.01088067 0.0098313 <text:s/>0.00381941]</text:p>
          </table:table-cell>
          <table:table-cell office:value-type="float" office:value="0.342447740775499" calcext:value-type="float">
            <text:p>0.342447740775499</text:p>
          </table:table-cell>
          <table:table-cell office:value-type="string" calcext:value-type="string">
            <text:p>[('Action|Adventure|Sci-Fi', 0.6580622180272878), ('Action|Sci-Fi|Thriller', 0.029390909344982806), ('Horror|Sci-Fi', 0.029005749855687685), ('Action|Sci-Fi|Thriller', 0.025436931730904416), ('Action|Adventure|Sci-Fi', 0.019741907241612164), ('Action|Adventure|Sci-Fi', 0.01906869443397722), ('Children|Drama|Sci-Fi', 0.014380650982326286), ('Action|Sci-Fi', 0.010880670348328273), ('Action|Adventure|Horror|Sci-Fi', 0.009831304213404085), ('Action|Comedy|Sci-Fi', 0.0038194138650797034)]</text:p>
          </table:table-cell>
          <table:table-cell office:value-type="string" calcext:value-type="string">
            <text:p>['Adventure|Drama|Sci-Fi']</text:p>
          </table:table-cell>
          <table:table-cell office:value-type="float" office:value="3.81885856079404" calcext:value-type="float">
            <text:p>3.81885856079404</text:p>
          </table:table-cell>
          <table:table-cell office:value-type="float" office:value="0.735111400781015" calcext:value-type="float">
            <text:p>0.7351114007810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['Documentary', 'Crime|Mystery|Thriller', 'Action|Crime|Drama|Thriller', 'Adventure|Animation|Children|Drama|Sci-Fi', 'Comedy|Crime|Romance', 'Drama', 'Comedy|Drama', 'Adventure|Fantasy', 'Action|Adventure|Romance|Thriller', 'Drama', 'Action|Sci-Fi', 'Action|Adventure|Fantasy', 'Drama|Mystery', 'Action|Adventure|Thriller', 'Crime|Drama|Thriller', 'Action|Adventure|Drama|Thriller|Western', 'Action|Adventure|Horror|Sci-Fi', 'Action|Adventure|Comedy|Thriller', 'Drama|War', 'Comedy|Drama|Musical']</text:p>
          </table:table-cell>
          <table:table-cell office:value-type="float" office:value="0.525797128677368" calcext:value-type="float">
            <text:p>0.525797128677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.13670055]</text:p>
          </table:table-cell>
          <table:table-cell office:value-type="float" office:value="3.22496909325761" calcext:value-type="float">
            <text:p>3.22496909325761</text:p>
          </table:table-cell>
          <table:table-cell office:value-type="string" calcext:value-type="string">
            <text:p>[ 28 232 621 <text:s/>20 <text:s/>25 <text:s/>26 <text:s/>42 <text:s/>27 <text:s/>19 <text:s/>32]</text:p>
          </table:table-cell>
          <table:table-cell office:value-type="string" calcext:value-type="string">
            <text:p>[0.59211505 0.02371907 0.01967917 0.0182005 <text:s/>0.01410626 0.00408585 0.00389491 0.00175011 0.00107465 0.00095949]</text:p>
          </table:table-cell>
          <table:table-cell office:value-type="float" office:value="1.08826854049074" calcext:value-type="float">
            <text:p>1.08826854049074</text:p>
          </table:table-cell>
          <table:table-cell office:value-type="string" calcext:value-type="string">
            <text:p>[('Drama|War', 0.592115053121834), ('Crime|Drama', 0.02371906751600106), ('Action|Romance|Thriller', 0.019679169991883263), ('Comedy|Drama|Romance|War', 0.01820049995948337), ('Thriller', 0.014106256088005514), ('Action|Adventure|Sci-Fi|Thriller', 0.00408584866886405), ('Action|Adventure|Sci-Fi|Thriller', 0.0038949130378197034), ('Comedy|Drama', 0.0017501052533977438), ('Action|Crime|Drama|Thriller', 0.0010746525095822043), ('Adventure|Drama|Western', 0.0009594877624282479)]</text:p>
          </table:table-cell>
          <table:table-cell office:value-type="string" calcext:value-type="string">
            <text:p>['Drama|Musical']</text:p>
          </table:table-cell>
          <table:table-cell office:value-type="float" office:value="3.22047244094488" calcext:value-type="float">
            <text:p>3.22047244094488</text:p>
          </table:table-cell>
          <table:table-cell office:value-type="float" office:value="0.686350451412312" calcext:value-type="float">
            <text:p>0.6863504514123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['Crime|Drama', 'Action|Drama|War', 'Drama', 'Comedy|Crime|Drama|Thriller', 'Action|Drama|Western', 'Drama|Romance', 'Action|Crime|Thriller', 'Drama', 'Comedy|Drama|Romance|War', 'Crime|Drama', 'Comedy|Drama|Romance', 'Crime|Drama', 'Drama|Romance', 'Drama', 'Crime|Drama|Thriller', 'Comedy|Crime|Drama', 'Crime|Horror|Thriller', 'Drama|Musical', 'Crime|Thriller', 'Mystery|Sci-Fi|Thriller']</text:p>
          </table:table-cell>
          <table:table-cell office:value-type="float" office:value="0.594616651535034" calcext:value-type="float">
            <text:p>0.594616651535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.46223498]</text:p>
          </table:table-cell>
          <table:table-cell office:value-type="float" office:value="2.33698046229212" calcext:value-type="float">
            <text:p>2.33698046229212</text:p>
          </table:table-cell>
          <table:table-cell office:value-type="string" calcext:value-type="string">
            <text:p>[875 744 751 <text:s/>15 <text:s/>70 232 <text:s text:c="2"/>0 <text:s/>26 774 457]</text:p>
          </table:table-cell>
          <table:table-cell office:value-type="string" calcext:value-type="string">
            <text:p>[0.61242186 0.03874958 0.02786534 0.02557902 0.02094827 0.00980124 0.00897537 0.0069695 <text:s/>0.00626527 0.00583899]</text:p>
          </table:table-cell>
          <table:table-cell office:value-type="float" office:value="0.87474548254803" calcext:value-type="float">
            <text:p>0.87474548254803</text:p>
          </table:table-cell>
          <table:table-cell office:value-type="string" calcext:value-type="string">
            <text:p>[('Adventure|Animation|Children|Comedy', 0.6124218606949553), ('Adventure|Animation|Children|Comedy|Fantasy|Romance', 0.03874957675194933), ('Adventure|Animation|Children|Comedy|Fantasy', 0.02786533989451164), ('Action|Adventure|Sci-Fi', 0.025579024011700695), ('Action|Adventure', 0.020948271147857227), ('Crime|Drama', 0.009801243594454789), ('Adventure|Animation|Children|Comedy|Fantasy', 0.008975366683763865), ('Action|Adventure|Sci-Fi|Thriller', 0.006969495608547383), ('Action|Adventure|Drama|Fantasy', 0.006265272501592275), ('Adventure|Children|Fantasy', 0.005838990933194554)]</text:p>
          </table:table-cell>
          <table:table-cell office:value-type="string" calcext:value-type="string">
            <text:p>['Action|Romance|Thriller']</text:p>
          </table:table-cell>
          <table:table-cell office:value-type="float" office:value="2.64" calcext:value-type="float">
            <text:p>2.64</text:p>
          </table:table-cell>
          <table:table-cell office:value-type="float" office:value="1.00186492768902" calcext:value-type="float">
            <text:p>1.00186492768902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['Comedy|Drama|Romance', 'Crime|Drama|Sci-Fi|Thriller', 'Drama|Horror', 'Drama|Mystery|Sci-Fi|Thriller', 'Comedy|Crime|Drama|Thriller', 'Action|Crime|Thriller', 'Documentary', 'Adventure|Comedy|Fantasy', 'Action|Adventure|Animation|Sci-Fi', 'Action|Crime|Fantasy|Thriller', 'Fantasy|Horror|Mystery|Romance', 'Animation|Sci-Fi', 'Drama', 'Drama|Romance|Sci-Fi', 'Horror|Mystery|Sci-Fi|Thriller', 'Comedy|Romance', 'Comedy|Romance', 'Action|Comedy|Crime|Drama', 'Action|Adventure|Comedy|Sci-Fi', 'Drama|Thriller']</text:p>
          </table:table-cell>
          <table:table-cell office:value-type="float" office:value="0.664411544799805" calcext:value-type="float">
            <text:p>0.6644115447998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.26497638]</text:p>
          </table:table-cell>
          <table:table-cell office:value-type="float" office:value="2.75806387901698" calcext:value-type="float">
            <text:p>2.75806387901698</text:p>
          </table:table-cell>
          <table:table-cell office:value-type="string" calcext:value-type="string">
            <text:p>[1077 <text:s/>915 <text:s/>244 <text:s/>251 <text:s/>966 1052 1066 <text:s/>166 <text:s/>253 4026]</text:p>
          </table:table-cell>
          <table:table-cell office:value-type="string" calcext:value-type="string">
            <text:p>[0.3190655 <text:s/>0.16927177 0.10504664 0.09657537 0.09093306 0.08507848 0.03605435 0.02163366 0.01661214 0.01622128]</text:p>
          </table:table-cell>
          <table:table-cell office:value-type="float" office:value="0.49308749830109" calcext:value-type="float">
            <text:p>0.49308749830109</text:p>
          </table:table-cell>
          <table:table-cell office:value-type="string" calcext:value-type="string">
            <text:p>[('Action|Adventure|Sci-Fi', 0.31906549970921644), ('Adventure|Animation|Children|Drama', 0.16927177454925105), ('Action|Crime|Drama|Mystery|Sci-Fi|Thriller|IMAX', 0.105046635967776), ('Action|Drama|Western', 0.0965753677494167), ('Action|Adventure|Comedy|Crime', 0.09093305728478583), ('Animation|Children|Drama', 0.08507847849454214), ('Action|Adventure|Sci-Fi|IMAX', 0.036054349918221054), ('Action|Sci-Fi|Thriller', 0.02163366052331633), ('Sci-Fi|IMAX', 0.016612143236220647), ('Adventure|Animation|Children', 0.016221283281621635)]</text:p>
          </table:table-cell>
          <table:table-cell office:value-type="string" calcext:value-type="string">
            <text:p>['Crime|Thriller']</text:p>
          </table:table-cell>
          <table:table-cell office:value-type="float" office:value="2.75090252707581" calcext:value-type="float">
            <text:p>2.75090252707581</text:p>
          </table:table-cell>
          <table:table-cell office:value-type="float" office:value="1.07785767325015" calcext:value-type="float">
            <text:p>1.07785767325015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['Action|Comedy|Crime', 'Comedy|Fantasy', 'Comedy', 'Action|Comedy', 'Drama|Romance', 'Crime|Drama', 'Comedy', 'Drama', 'Adventure|Comedy|Sci-Fi', 'Comedy|Drama|Romance|War', 'Comedy', 'Crime|Drama', 'Comedy', 'Action|Comedy|Crime', 'Animation|Comedy', 'Comedy', 'Action|Comedy', 'Comedy|Romance', 'Comedy', 'Comedy|Horror']</text:p>
          </table:table-cell>
          <table:table-cell office:value-type="float" office:value="0.64130711555481" calcext:value-type="float">
            <text:p>0.641307115554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.01207397]</text:p>
          </table:table-cell>
          <table:table-cell office:value-type="float" office:value="3.68999511045481" calcext:value-type="float">
            <text:p>3.68999511045481</text:p>
          </table:table-cell>
          <table:table-cell office:value-type="string" calcext:value-type="string">
            <text:p>[ <text:s/>16 <text:s/>774 <text:s/>764 1125 <text:s/>753 <text:s/>444 <text:s/>192 <text:s/>234 1047 1129]</text:p>
          </table:table-cell>
          <table:table-cell office:value-type="string" calcext:value-type="string">
            <text:p>[6.00578949e-01 2.48557897e-02 1.56613283e-02 1.42959640e-02 1.02304697e-02 5.65458217e-03 5.24292845e-03 5.19663905e-03 3.58651132e-03 2.21421231e-05]</text:p>
          </table:table-cell>
          <table:table-cell office:value-type="float" office:value="0.677921143407459" calcext:value-type="float">
            <text:p>0.677921143407459</text:p>
          </table:table-cell>
          <table:table-cell office:value-type="string" calcext:value-type="string">
            <text:p>[('Comedy|Crime|Drama|Thriller', 0.6005789487843083), ('Action|Adventure|Drama|Fantasy', 0.024855789710372084), ('Adventure|Fantasy', 0.015661328332190878), ('Comedy|Romance', 0.01429596398097191), ('Adventure|Fantasy', 0.010230469675455073), ('Mystery|Thriller', 0.005654582165180821), ('Action|Crime|Drama|Thriller', 0.005242928451012868), ('Action|Crime|Thriller', 0.005196639047192178), ('Action|Drama|Thriller', 0.0035865113188361425), ('Drama|Romance|Sci-Fi', 2.2142123088504872e-05)]</text:p>
          </table:table-cell>
          <table:table-cell office:value-type="string" calcext:value-type="string">
            <text:p>['Comedy|Romance']</text:p>
          </table:table-cell>
          <table:table-cell office:value-type="float" office:value="3.35576923076923" calcext:value-type="float">
            <text:p>3.35576923076923</text:p>
          </table:table-cell>
          <table:table-cell office:value-type="float" office:value="0.833580725464811" calcext:value-type="float">
            <text:p>0.833580725464811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['Crime|Drama', 'Adventure|Children|Fantasy|Musical', 'Drama', 'Drama|Romance|War', 'Drama|Romance', 'Comedy|Crime', 'Drama|War', 'Action|Adventure|Mystery|Romance|Thriller', 'Mystery|Thriller', 'Crime|Drama', 'Animation|Children|Drama|Fantasy|Musical', 'Comedy|Drama|Romance|War', 'Action|Adventure|Romance', 'Drama', 'Adventure|Fantasy', 'Crime|Drama', 'Adventure|Drama|Sci-Fi', 'Children|Drama|Fantasy|Romance', 'Crime|Horror', 'Action|Adventure|Sci-Fi']</text:p>
          </table:table-cell>
          <table:table-cell office:value-type="float" office:value="0.768795013427734" calcext:value-type="float">
            <text:p>0.7687950134277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.74227048]</text:p>
          </table:table-cell>
          <table:table-cell office:value-type="float" office:value="3.58468041182308" calcext:value-type="float">
            <text:p>3.58468041182308</text:p>
          </table:table-cell>
          <table:table-cell office:value-type="string" calcext:value-type="string">
            <text:p>[ 166 <text:s text:c="2"/>70 <text:s/>774 <text:s/>244 <text:s/>238 <text:s text:c="2"/>15 1055 <text:s/>249 <text:s text:c="2"/>73 1081]</text:p>
          </table:table-cell>
          <table:table-cell office:value-type="string" calcext:value-type="string">
            <text:p>[0.811136 <text:s text:c="2"/>0.03486057 0.01179217 0.01078383 0.00854592 0.0078537 0.00404521 0.00377402 0.00227044 0.00100649]</text:p>
          </table:table-cell>
          <table:table-cell office:value-type="float" office:value="0.842409934520201" calcext:value-type="float">
            <text:p>0.842409934520201</text:p>
          </table:table-cell>
          <table:table-cell office:value-type="string" calcext:value-type="string">
            <text:p>[('Action|Sci-Fi|Thriller', 0.8111359997662956), ('Action|Adventure', 0.03486057074398542), ('Action|Adventure|Drama|Fantasy', 0.01179217482811162), ('Action|Crime|Drama|Mystery|Sci-Fi|Thriller|IMAX', 0.0107838276101362), ('Action|Crime|Drama|IMAX', 0.008545923863412068), ('Action|Adventure|Sci-Fi', 0.007853698774929932), ('Adventure|Animation|Children|Romance|Sci-Fi', 0.004045213754011654), ('Action|Adventure|Crime|IMAX', 0.0037740221639603225), ('Action|Adventure|Sci-Fi', 0.0022704418474553912), ('Action|Adventure|Comedy|Sci-Fi', 0.0010064934225458935)]</text:p>
          </table:table-cell>
          <table:table-cell office:value-type="string" calcext:value-type="string">
            <text:p>['Action|Comedy|Crime']</text:p>
          </table:table-cell>
          <table:table-cell office:value-type="float" office:value="3.59072580645161" calcext:value-type="float">
            <text:p>3.59072580645161</text:p>
          </table:table-cell>
          <table:table-cell office:value-type="float" office:value="0.60644611678189" calcext:value-type="float">
            <text:p>0.60644611678189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['Animation|Comedy', 'Crime|Drama', 'Action|Adventure|Crime|Horror|Thriller', 'Fantasy', 'Comedy|Romance', 'Crime|Drama', 'Action|Sci-Fi', 'Mystery|Thriller', 'Comedy', 'Drama|Fantasy|Thriller', 'Adventure|Comedy', 'Drama|War', 'Drama', 'Action|Comedy|Crime|Romance', 'Comedy|Drama|Romance', 'Drama', 'Action|Comedy|Crime|Mystery', 'Adventure|Animation|Children|Comedy|Crime', 'Action|Comedy|Fantasy|Musical|Romance', 'Drama|Mystery|Thriller']</text:p>
          </table:table-cell>
          <table:table-cell office:value-type="float" office:value="0.61522364616394" calcext:value-type="float">
            <text:p>0.615223646163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.13520555]</text:p>
          </table:table-cell>
          <table:table-cell office:value-type="float" office:value="3.65960758166065" calcext:value-type="float">
            <text:p>3.65960758166065</text:p>
          </table:table-cell>
          <table:table-cell office:value-type="string" calcext:value-type="string">
            <text:p>[ 28 232 <text:s/>20 <text:s text:c="2"/>7 <text:s/>25 621 <text:s/>26 <text:s/>42 471 292]</text:p>
          </table:table-cell>
          <table:table-cell office:value-type="string" calcext:value-type="string">
            <text:p>[5.17869185e-01 3.85804736e-02 3.62665694e-02 2.89506805e-02 2.39387711e-02 1.40003031e-02 6.62270507e-03 3.54961783e-03 1.01885837e-03 3.86873886e-04]</text:p>
          </table:table-cell>
          <table:table-cell office:value-type="float" office:value="0.524402030297221" calcext:value-type="float">
            <text:p>0.524402030297221</text:p>
          </table:table-cell>
          <table:table-cell office:value-type="string" calcext:value-type="string">
            <text:p>[('Drama|War', 0.5178691848765891), ('Crime|Drama', 0.03858047356247746), ('Comedy|Drama|Romance|War', 0.03626656942203894), ('Action|Drama|War', 0.028950680515126486), ('Thriller', 0.023938771071616752), ('Action|Romance|Thriller', 0.014000303141645533), ('Action|Adventure|Sci-Fi|Thriller', 0.006622705068283846), ('Action|Adventure|Sci-Fi|Thriller', 0.003549617831025856), ('Adventure|Animation|Children|Drama|Musical|IMAX', 0.0010188583709116517), ('Mystery|Sci-Fi|Thriller', 0.00038687388624540257)]</text:p>
          </table:table-cell>
          <table:table-cell office:value-type="string" calcext:value-type="string">
            <text:p>['Comedy|Romance']</text:p>
          </table:table-cell>
          <table:table-cell office:value-type="float" office:value="3.68941979522184" calcext:value-type="float">
            <text:p>3.68941979522184</text:p>
          </table:table-cell>
          <table:table-cell office:value-type="float" office:value="0.75887738482934" calcext:value-type="float">
            <text:p>0.7588773848293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['Comedy|Crime', 'Drama', 'Drama', 'Crime|Horror|Thriller', 'Drama|War', 'Comedy|Crime|Drama|Thriller', 'Drama', 'Musical|Romance', 'Adventure|Children|Fantasy|Musical', 'Drama|War', 'Drama|Romance', 'Comedy|Drama', 'Drama|Mystery', 'Comedy|Drama', 'Action|Drama|War', 'Drama|War', 'Comedy|Drama|Romance', 'Crime|Drama', 'Comedy|Drama|Romance', 'Drama|Mystery|Western']</text:p>
          </table:table-cell>
          <table:table-cell office:value-type="float" office:value="0.582300424575806" calcext:value-type="float">
            <text:p>0.5823004245758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0.21554418]</text:p>
          </table:table-cell>
          <table:table-cell office:value-type="float" office:value="3.73131193958614" calcext:value-type="float">
            <text:p>3.73131193958614</text:p>
          </table:table-cell>
          <table:table-cell office:value-type="string" calcext:value-type="string">
            <text:p>[ 232 <text:s/>244 <text:s/>588 <text:s/>744 <text:s/>166 <text:s text:c="2"/>20 <text:s/>192 <text:s/>764 1911 <text:s text:c="3"/>7]</text:p>
          </table:table-cell>
          <table:table-cell office:value-type="string" calcext:value-type="string">
            <text:p>[0.7734288 <text:s/>0.02070209 0.01208674 0.0118065 <text:s/>0.01168334 0.0073582 0.0053839 <text:s/>0.00478841 0.00271141 0.00115876]</text:p>
          </table:table-cell>
          <table:table-cell office:value-type="float" office:value="3.51576775538965" calcext:value-type="float">
            <text:p>3.51576775538965</text:p>
          </table:table-cell>
          <table:table-cell office:value-type="string" calcext:value-type="string">
            <text:p>[('Crime|Drama', 0.773428797751606), ('Action|Crime|Drama|Mystery|Sci-Fi|Thriller|IMAX', 0.02070208800197738), ('Action|Crime|Drama|Thriller', 0.012086743344436343), ('Adventure|Animation|Children|Comedy|Fantasy|Romance', 0.011806497830302905), ('Action|Sci-Fi|Thriller', 0.011683337998579353), ('Comedy|Drama|Romance|War', 0.007358201312323831), ('Action|Crime|Drama|Thriller', 0.005383901814190133), ('Adventure|Fantasy', 0.004788408763298885), ('Action|Crime|Drama|Thriller', 0.0027114071064119607), ('Action|Drama|War', 0.001158761707037778)]</text:p>
          </table:table-cell>
          <table:table-cell office:value-type="string" calcext:value-type="string">
            <text:p>['Crime|Drama|Romance']</text:p>
          </table:table-cell>
          <table:table-cell office:value-type="float" office:value="3.66666666666667" calcext:value-type="float">
            <text:p>3.66666666666667</text:p>
          </table:table-cell>
          <table:table-cell office:value-type="float" office:value="0.670203384676735" calcext:value-type="float">
            <text:p>0.67020338467673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['Drama|Mystery|War', 'Crime|Drama|Thriller', 'Comedy|Horror', 'Drama', 'Comedy|Drama|Romance', 'Comedy|Crime|Drama', 'Crime|Horror|Thriller', 'Drama|Romance', 'Drama', 'Drama|Romance|War', 'Crime|Drama|Thriller', 'Action|Crime|Drama|Thriller', 'Drama|Sci-Fi|Thriller', 'Comedy|Drama|Romance|War', 'Drama|Thriller', 'Comedy|Crime|Drama|Thriller', 'Drama', 'Horror|Thriller|IMAX', 'Crime|Thriller', 'Comedy|Musical|Romance']</text:p>
          </table:table-cell>
          <table:table-cell office:value-type="float" office:value="0.683905363082886" calcext:value-type="float">
            <text:p>0.6839053630828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.00777159]</text:p>
          </table:table-cell>
          <table:table-cell office:value-type="float" office:value="3.47363111001684" calcext:value-type="float">
            <text:p>3.47363111001684</text:p>
          </table:table-cell>
          <table:table-cell office:value-type="string" calcext:value-type="string">
            <text:p>[ <text:s/>15 <text:s/>875 <text:s/>121 1021 1027 <text:s/>237 <text:s/>764 <text:s/>166 <text:s/>774 <text:s/>232]</text:p>
          </table:table-cell>
          <table:table-cell office:value-type="string" calcext:value-type="string">
            <text:p>[0.59258685 0.01233011 0.0106601 <text:s/>0.00964366 0.00868725 0.00780313 0.00761141 0.00289275 0.00208571 0.00174559]</text:p>
          </table:table-cell>
          <table:table-cell office:value-type="float" office:value="1.46585952427652" calcext:value-type="float">
            <text:p>1.46585952427652</text:p>
          </table:table-cell>
          <table:table-cell office:value-type="string" calcext:value-type="string">
            <text:p>[('Action|Adventure|Sci-Fi', 0.5925868453043651), ('Adventure|Animation|Children|Comedy', 0.012330106103157427), ('Action|Drama|War', 0.01066009880122638), ('Comedy|Crime|Thriller', 0.009643662454179563), ('Crime|Drama', 0.008687249626439582), ('Crime|Drama|Thriller', 0.0078031277143776065), ('Adventure|Fantasy', 0.007611406438739799), ('Action|Sci-Fi|Thriller', 0.0028927474754000745), ('Action|Adventure|Drama|Fantasy', 0.0020857063771226505), ('Crime|Drama', 0.0017455906568075016)]</text:p>
          </table:table-cell>
          <table:table-cell office:value-type="string" calcext:value-type="string">
            <text:p>['Action|Animation|Comedy|Sci-Fi']</text:p>
          </table:table-cell>
          <table:table-cell office:value-type="float" office:value="3.23588410104012" calcext:value-type="float">
            <text:p>3.23588410104012</text:p>
          </table:table-cell>
          <table:table-cell office:value-type="float" office:value="0.761419647489987" calcext:value-type="float">
            <text:p>0.761419647489987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['Drama|Romance|Sci-Fi', 'Action|Crime|Thriller', 'Crime|Horror|Mystery|Thriller', 'Action|Drama|Thriller', 'Comedy|Crime|Drama|Thriller', 'Action|Crime|Drama|Mystery|Sci-Fi|Thriller|IMAX', 'Action|Drama|War', 'Action|Comedy|Crime|Mystery', 'Action|Crime|Drama', 'Drama|Romance', 'Action|Crime|Drama|Thriller', 'Crime|Drama|Sci-Fi|Thriller', 'Action|Sci-Fi', 'Action|Crime|Film-Noir|Mystery|Thriller', 'Crime|Mystery|Thriller', 'Action|Thriller', 'Adventure|Animation|Comedy|Fantasy|Musical', 'Action|Sci-Fi', 'Crime|Drama', 'Comedy|Fantasy|Romance']</text:p>
          </table:table-cell>
          <table:table-cell office:value-type="float" office:value="0.537542581558228" calcext:value-type="float">
            <text:p>0.5375425815582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.95250572]</text:p>
          </table:table-cell>
          <table:table-cell office:value-type="float" office:value="3.07248853594016" calcext:value-type="float">
            <text:p>3.07248853594016</text:p>
          </table:table-cell>
          <table:table-cell office:value-type="string" calcext:value-type="string">
            <text:p>[ <text:s/>16 <text:s text:c="3"/>4 <text:s/>794 <text:s text:c="2"/>62 2250 <text:s/>121 <text:s/>588 <text:s/>166 <text:s/>806 <text:s/>232]</text:p>
          </table:table-cell>
          <table:table-cell office:value-type="string" calcext:value-type="string">
            <text:p>[0.48788251 0.08411546 0.05029673 0.03243734 0.03022977 0.02858033 0.01816526 0.01125817 0.0054407 <text:s/>0.00253547]</text:p>
          </table:table-cell>
          <table:table-cell office:value-type="float" office:value="0.119982820197242" calcext:value-type="float">
            <text:p>0.119982820197242</text:p>
          </table:table-cell>
          <table:table-cell office:value-type="string" calcext:value-type="string">
            <text:p>[('Comedy|Crime|Drama|Thriller', 0.48788251106398034), ('Crime|Mystery|Thriller', 0.08411545735415746), ('Action|Adventure|Animation|Children|Comedy', 0.050296728459709554), ('Crime|Mystery|Thriller', 0.032437343740611975), ('Action|Adventure|Drama', 0.03022976931686219), ('Action|Drama|War', 0.02858033378228631), ('Action|Crime|Drama|Thriller', 0.01816525526702712), ('Action|Sci-Fi|Thriller', 0.011258167417066818), ('Action|Crime|Film-Noir|Mystery|Thriller', 0.005440701938170201), ('Crime|Drama', 0.0025354655686755496)]</text:p>
          </table:table-cell>
          <table:table-cell office:value-type="string" calcext:value-type="string">
            <text:p>['Comedy|Romance']</text:p>
          </table:table-cell>
          <table:table-cell office:value-type="float" office:value="3.39895635673624" calcext:value-type="float">
            <text:p>3.39895635673624</text:p>
          </table:table-cell>
          <table:table-cell office:value-type="float" office:value="0.830650308780217" calcext:value-type="float">
            <text:p>0.830650308780217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2108" calcext:value-type="float">
            <text:p>2108</text:p>
          </table:table-cell>
          <table:table-cell office:value-type="string" calcext:value-type="string">
            <text:p>['Comedy|Romance', 'Comedy|Romance', 'Action|Comedy|Romance', 'Comedy|Drama|Romance', 'Crime|Film-Noir|Mystery|Thriller', 'Comedy|Romance', 'Comedy|Romance', 'Drama|Horror|Mystery', 'Adventure|Fantasy|IMAX', 'Action|Adventure|Sci-Fi|IMAX', 'Comedy|Romance', 'Drama|Mystery|Romance|Thriller', 'Drama|War', 'Drama|Mystery|Thriller', 'Crime|Drama', 'Drama|Romance', 'Action|Adventure|Drama|Fantasy', 'Adventure|Comedy|Romance|War', 'Drama', 'Mystery|Thriller']</text:p>
          </table:table-cell>
          <table:table-cell office:value-type="float" office:value="0.625288963317871" calcext:value-type="float">
            <text:p>0.6252889633178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.98882731]</text:p>
          </table:table-cell>
          <table:table-cell office:value-type="float" office:value="4.08190859225948" calcext:value-type="float">
            <text:p>4.08190859225948</text:p>
          </table:table-cell>
          <table:table-cell office:value-type="string" calcext:value-type="string">
            <text:p>[463 599 <text:s/>16 486 472 <text:s/>20 <text:s/>19 <text:s/>17 <text:s/>26 633]</text:p>
          </table:table-cell>
          <table:table-cell office:value-type="string" calcext:value-type="string">
            <text:p>[0.39112952 0.15908077 0.12925801 0.05621567 0.05607952 0.04762371 0.04624311 0.0391722 <text:s/>0.01735449 0.00482347]</text:p>
          </table:table-cell>
          <table:table-cell office:value-type="float" office:value="1.0930812855812" calcext:value-type="float">
            <text:p>1.0930812855812</text:p>
          </table:table-cell>
          <table:table-cell office:value-type="string" calcext:value-type="string">
            <text:p>[('Adventure|Drama|IMAX', 0.39112952363759135), ('Adventure|Drama|Sci-Fi', 0.1590807663535341), ('Comedy|Crime|Drama|Thriller', 0.1292580107585845), ('Action|Adventure|Thriller', 0.05621567122273534), ('Action|Adventure|Comedy|Romance|Thriller', 0.05607951778741953), ('Comedy|Drama|Romance|War', 0.047623713739653115), ('Action|Crime|Drama|Thriller', 0.046243113635707475), ('Action|Adventure|Sci-Fi', 0.03917219704676067), ('Action|Adventure|Sci-Fi|Thriller', 0.017354494846301957), ('Action|Adventure|Thriller', 0.0048234671113029665)]</text:p>
          </table:table-cell>
          <table:table-cell office:value-type="string" calcext:value-type="string">
            <text:p>['Adventure|Drama|Western']</text:p>
          </table:table-cell>
          <table:table-cell office:value-type="float" office:value="3.98275862068966" calcext:value-type="float">
            <text:p>3.98275862068966</text:p>
          </table:table-cell>
          <table:table-cell office:value-type="float" office:value="0.819827132963361" calcext:value-type="float">
            <text:p>0.81982713296336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['Action|Adventure|Comedy|Romance|Thriller', 'Animation|Children|Fantasy|Musical|Romance|IMAX', 'Comedy|Drama|Fantasy', 'Action|Crime|Thriller', 'Adventure|Drama|Western', 'Action|Drama|Sci-Fi|Thriller', 'Comedy|Romance', 'Drama|Romance', 'Comedy|Romance', 'Action|Crime|Thriller', 'Adventure|Animation|Children|Comedy|Musical', 'Drama|Romance', 'Action|Drama|Romance', 'Adventure|Drama|IMAX', 'Drama', 'Comedy|Romance', 'Drama|Thriller|War', 'Comedy|Drama|Romance', 'Comedy', 'Drama']</text:p>
          </table:table-cell>
          <table:table-cell office:value-type="float" office:value="0.576781749725342" calcext:value-type="float">
            <text:p>0.5767817497253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.99637686]</text:p>
          </table:table-cell>
          <table:table-cell office:value-type="float" office:value="4.16551485628704" calcext:value-type="float">
            <text:p>4.16551485628704</text:p>
          </table:table-cell>
          <table:table-cell office:value-type="string" calcext:value-type="string">
            <text:p>[ <text:s/>15 <text:s/>166 <text:s/>121 <text:s/>382 1027 1136 <text:s text:c="2"/>73 3021 3242 3248]</text:p>
          </table:table-cell>
          <table:table-cell office:value-type="string" calcext:value-type="string">
            <text:p>[7.76736112e-01 2.54558075e-02 2.26541572e-02 8.14732593e-03 3.00058020e-03 1.07947437e-03 5.49226990e-04 4.19848517e-04 0.00000000e+00 0.00000000e+00]</text:p>
          </table:table-cell>
          <table:table-cell office:value-type="float" office:value="0.169137999657599" calcext:value-type="float">
            <text:p>0.169137999657599</text:p>
          </table:table-cell>
          <table:table-cell office:value-type="string" calcext:value-type="string">
            <text:p>[('Action|Adventure|Sci-Fi', 0.7767361122086395), ('Action|Sci-Fi|Thriller', 0.025455807494277716), ('Action|Drama|War', 0.02265415717326311), ('Action|Adventure|Drama', 0.008147325931924536), ('Crime|Drama', 0.0030005801970363175), ('Crime|Drama', 0.0010794743679070284), ('Action|Adventure|Sci-Fi', 0.0005492269904400313), ('Comedy|Crime|Drama|Romance|Thriller', 0.00041984851711789615), ('Comedy', 0.0), ('Drama', 0.0)]</text:p>
          </table:table-cell>
          <table:table-cell office:value-type="string" calcext:value-type="string">
            <text:p>['Drama|Romance']</text:p>
          </table:table-cell>
          <table:table-cell office:value-type="float" office:value="4.14232209737828" calcext:value-type="float">
            <text:p>4.14232209737828</text:p>
          </table:table-cell>
          <table:table-cell office:value-type="float" office:value="0.68310746326302" calcext:value-type="float">
            <text:p>0.6831074632630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['Action|Adventure', 'Drama', 'Children|Drama|Sci-Fi', 'Drama|Musical|Romance', 'Drama', 'Comedy|Romance', 'Action|Western', 'Drama|Western', 'Comedy|Romance', 'Crime|Drama', 'Crime|Drama|Thriller', 'Action|Adventure|Drama|Western', 'Film-Noir|Mystery', 'Adventure|Drama|War', 'Drama', 'Drama', 'Crime|Film-Noir|Mystery|Thriller', 'Drama|Mystery', 'Adventure|Children|Fantasy|Musical', 'Action|Adventure|Sci-Fi']</text:p>
          </table:table-cell>
          <table:table-cell office:value-type="float" office:value="0.566847562789917" calcext:value-type="float">
            <text:p>0.5668475627899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.05115594]</text:p>
          </table:table-cell>
          <table:table-cell office:value-type="float" office:value="3.60235941472129" calcext:value-type="float">
            <text:p>3.60235941472129</text:p>
          </table:table-cell>
          <table:table-cell office:value-type="string" calcext:value-type="string">
            <text:p>[ <text:s/>73 2265 <text:s/>166 <text:s/>444 1133 <text:s/>192 <text:s text:c="2"/>15 <text:s text:c="2"/>68 <text:s text:c="2"/>26 <text:s text:c="3"/>0]</text:p>
          </table:table-cell>
          <table:table-cell office:value-type="string" calcext:value-type="string">
            <text:p>[0.59058013 0.03224124 0.02975435 0.01578659 0.01328625 0.0048085 0.00452504 0.00425611 0.00365674 0.00211058]</text:p>
          </table:table-cell>
          <table:table-cell office:value-type="float" office:value="0.551203474932697" calcext:value-type="float">
            <text:p>0.551203474932697</text:p>
          </table:table-cell>
          <table:table-cell office:value-type="string" calcext:value-type="string">
            <text:p>[('Action|Adventure|Sci-Fi', 0.5905801257433708), ('Comedy|Horror', 0.03224124097850233), ('Action|Sci-Fi|Thriller', 0.029754351058560696), ('Mystery|Thriller', 0.015786587887002886), ('Adventure|Animation|Children|Comedy|Fantasy|IMAX', 0.013286245206385402), ('Action|Crime|Drama|Thriller', 0.004808503757534151), ('Action|Adventure|Sci-Fi', 0.004525042901931911), ('Action|Adventure|Sci-Fi', 0.004256109790335829), ('Action|Adventure|Sci-Fi|Thriller', 0.0036567402334916877), ('Adventure|Animation|Children|Comedy|Fantasy', 0.0021105785688032477)]</text:p>
          </table:table-cell>
          <table:table-cell office:value-type="string" calcext:value-type="string">
            <text:p>['Action|Drama|Horror']</text:p>
          </table:table-cell>
          <table:table-cell office:value-type="float" office:value="3.37227722772277" calcext:value-type="float">
            <text:p>3.37227722772277</text:p>
          </table:table-cell>
          <table:table-cell office:value-type="float" office:value="0.847841617457709" calcext:value-type="float">
            <text:p>0.84784161745770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['Adventure|Fantasy', 'Action|Sci-Fi|Thriller', 'Comedy|Crime', 'Comedy|Drama', 'Adventure|Animation|Children|Romance|Sci-Fi', 'Action|Crime|Drama|IMAX', 'Crime|Drama', 'Action|Adventure|Comedy|Fantasy', 'Action|Horror', 'Action|Adventure|Drama', 'Action|Adventure|Sci-Fi', 'Action|Adventure|Comedy|Fantasy|Romance', 'Action|Adventure', 'Adventure|Drama|War', 'Action|Comedy|Sci-Fi', 'Drama|Mystery|Sci-Fi|Thriller', 'Adventure|Fantasy', 'Action|Drama|War', 'Action|Adventure|Drama|Fantasy', 'Adventure|Animation|Children|Comedy|Fantasy|IMAX']</text:p>
          </table:table-cell>
          <table:table-cell office:value-type="float" office:value="0.532765626907349" calcext:value-type="float">
            <text:p>0.5327656269073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.04582794]</text:p>
          </table:table-cell>
          <table:table-cell office:value-type="float" office:value="3.93818691378939" calcext:value-type="float">
            <text:p>3.93818691378939</text:p>
          </table:table-cell>
          <table:table-cell office:value-type="string" calcext:value-type="string">
            <text:p>[ <text:s/>20 <text:s text:c="3"/>0 1255 <text:s/>875 1052 <text:s/>959 <text:s/>744 <text:s/>899 <text:s/>877 <text:s/>935]</text:p>
          </table:table-cell>
          <table:table-cell office:value-type="string" calcext:value-type="string">
            <text:p>[0.39300802 0.18795403 0.11872693 0.09644477 0.09530463 0.03341693 0.03158308 0.02465438 0.00784894 0.00153811]</text:p>
          </table:table-cell>
          <table:table-cell office:value-type="float" office:value="0.107641027343273" calcext:value-type="float">
            <text:p>0.107641027343273</text:p>
          </table:table-cell>
          <table:table-cell office:value-type="string" calcext:value-type="string">
            <text:p>[('Comedy|Drama|Romance|War', 0.39300802482448477), ('Adventure|Animation|Children|Comedy|Fantasy', 0.18795402749563936), ('Adventure|Comedy|Drama', 0.1187269322913448), ('Adventure|Animation|Children|Comedy', 0.0964447675647481), ('Animation|Children|Drama', 0.09530462741171238), ('Adventure|Animation|Comedy|Fantasy|Musical|Romance', 0.033416926416340774), ('Adventure|Animation|Children|Comedy|Fantasy|Romance', 0.03158307870090458), ('Action|Fantasy|War|IMAX', 0.024654376886461986), ('Comedy|Drama|Romance', 0.007848940929490181), ('Animation|Children|Comedy|Fantasy|Musical|Romance|IMAX', 0.0015381113911219965)]</text:p>
          </table:table-cell>
          <table:table-cell office:value-type="string" calcext:value-type="string">
            <text:p>['Mystery|Thriller']</text:p>
          </table:table-cell>
          <table:table-cell office:value-type="float" office:value="3.91304347826087" calcext:value-type="float">
            <text:p>3.91304347826087</text:p>
          </table:table-cell>
          <table:table-cell office:value-type="float" office:value="1.10730944884479" calcext:value-type="float">
            <text:p>1.10730944884479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['Action|Adventure|Fantasy', 'Action|Comedy|Sci-Fi', 'Action|Adventure|Animation|Children|Comedy', 'Action|Crime|Thriller', 'Mystery|Thriller', 'Animation|Children|Drama', 'Adventure|Animation|Children', 'Comedy|Drama|Romance', 'Drama', 'Drama|Horror|Mystery|Thriller', 'Adventure|Animation|Children|Comedy|Fantasy|Romance', 'Comedy|Drama|Romance|War', 'Sci-Fi', 'Drama', 'Comedy|Drama', 'Drama|Thriller|War', 'Action|Adventure|Comedy|Fantasy|Romance', 'Action|Comedy', 'Drama|Mystery|Thriller', 'Comedy|Drama|Romance']</text:p>
          </table:table-cell>
          <table:table-cell office:value-type="float" office:value="0.544991970062256" calcext:value-type="float">
            <text:p>0.544991970062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.76611395]</text:p>
          </table:table-cell>
          <table:table-cell office:value-type="float" office:value="3.11488423966867" calcext:value-type="float">
            <text:p>3.11488423966867</text:p>
          </table:table-cell>
          <table:table-cell office:value-type="string" calcext:value-type="string">
            <text:p>[ 73 232 166 162 192 322 471 875 770 <text:s/>20]</text:p>
          </table:table-cell>
          <table:table-cell office:value-type="string" calcext:value-type="string">
            <text:p>[0.45071526 0.04726082 0.03192704 0.02189319 0.01996052 0.01966555 0.01806007 0.01199591 0.00714932 0.00692316]</text:p>
          </table:table-cell>
          <table:table-cell office:value-type="float" office:value="0.348770285223027" calcext:value-type="float">
            <text:p>0.348770285223027</text:p>
          </table:table-cell>
          <table:table-cell office:value-type="string" calcext:value-type="string">
            <text:p>[('Action|Adventure|Sci-Fi', 0.4507152564577443), ('Crime|Drama', 0.0472608186549801), ('Action|Sci-Fi|Thriller', 0.031927041622649865), ('Comedy|Crime', 0.021893187244389177), ('Action|Crime|Drama|Thriller', 0.019960520132552173), ('Adventure|Animation|Children|Comedy|Musical', 0.019665553409288362), ('Adventure|Animation|Children|Drama|Musical|IMAX', 0.01806006591174023), ('Adventure|Animation|Children|Comedy', 0.011995914676119894), ('Action|Adventure|Comedy|Fantasy', 0.007149316189439901), ('Comedy|Drama|Romance|War', 0.006923164225613955)]</text:p>
          </table:table-cell>
          <table:table-cell office:value-type="string" calcext:value-type="string">
            <text:p>['Comedy|Crime']</text:p>
          </table:table-cell>
          <table:table-cell office:value-type="float" office:value="3.61881868131868" calcext:value-type="float">
            <text:p>3.61881868131868</text:p>
          </table:table-cell>
          <table:table-cell office:value-type="float" office:value="0.959318227507968" calcext:value-type="float">
            <text:p>0.959318227507968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['Crime|Drama', 'Comedy|Drama|Romance', 'Drama', 'Action|Crime|Drama|Mystery|Sci-Fi|Thriller|IMAX', 'Comedy', 'Adventure|Animation|Children|Comedy|Fantasy|IMAX', 'Crime|Drama|Thriller', 'Adventure|Comedy|Fantasy|Romance', 'Action|Drama|Western', 'Comedy|Crime|Mystery|Thriller', 'Action|Sci-Fi|Thriller|IMAX', 'Sci-Fi|IMAX', 'Drama|Fantasy|Thriller', 'Sci-Fi|Thriller', 'Action|Adventure|Drama', 'Adventure|Fantasy|Musical', 'Comedy|Drama', 'Drama', 'Comedy|Romance', 'Comedy|Crime']</text:p>
          </table:table-cell>
          <table:table-cell office:value-type="float" office:value="0.545725107192993" calcext:value-type="float">
            <text:p>0.545725107192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.21582048]</text:p>
          </table:table-cell>
          <table:table-cell office:value-type="float" office:value="4.36292217977909" calcext:value-type="float">
            <text:p>4.36292217977909</text:p>
          </table:table-cell>
          <table:table-cell office:value-type="string" calcext:value-type="string">
            <text:p>[ <text:s/>42 <text:s/>524 <text:s/>696 <text:s text:c="2"/>60 1025 <text:s text:c="2"/>84 1467 <text:s text:c="2"/>37 3242 3247]</text:p>
          </table:table-cell>
          <table:table-cell office:value-type="string" calcext:value-type="string">
            <text:p>[1.06660106 0.10229095 0.08255062 0.05469829 0.03579234 0.03322846 0.02260555 0.01967688 0. <text:s text:c="8"/>0. <text:s text:c="7"/>]</text:p>
          </table:table-cell>
          <table:table-cell office:value-type="float" office:value="0.147101697589239" calcext:value-type="float">
            <text:p>0.147101697589239</text:p>
          </table:table-cell>
          <table:table-cell office:value-type="string" calcext:value-type="string">
            <text:p>[('Action|Adventure|Sci-Fi|Thriller', 1.0666010629937612), ('Comedy', 0.10229094731006196), ('Drama|Romance', 0.08255062085772608), ('Children|Comedy|Fantasy|Musical', 0.05469829076343024), ('Comedy|Thriller', 0.035792338454010135), ('Comedy|Fantasy|Romance', 0.033228462077973156), ('Adventure|Children|Comedy', 0.022605550866556967), ('Action|Adventure|Mystery|Thriller', 0.01967687987015832), ('Comedy', 0.0), ('Crime|Drama', 0.0)]</text:p>
          </table:table-cell>
          <table:table-cell office:value-type="string" calcext:value-type="string">
            <text:p>['Children|Comedy|Fantasy']</text:p>
          </table:table-cell>
          <table:table-cell office:value-type="float" office:value="4.39024390243903" calcext:value-type="float">
            <text:p>4.39024390243903</text:p>
          </table:table-cell>
          <table:table-cell office:value-type="float" office:value="0.694158510768669" calcext:value-type="float">
            <text:p>0.69415851076866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['Comedy', 'Comedy|Thriller', 'Action|Adventure|Sci-Fi|Thriller', 'Action|Comedy|Sci-Fi', 'Comedy|Drama', 'Action|Adventure|Sci-Fi|Thriller', 'Action|Adventure|Sci-Fi', 'Animation|Children|Drama|Musical|Romance', 'Action|Adventure|Sci-Fi', 'Comedy|Drama|Romance|War', 'Comedy', 'Action|Comedy', 'Action|Adventure|Mystery|Thriller', 'Action|Adventure|Sci-Fi', 'Adventure|Comedy|Sci-Fi', 'Comedy', 'Comedy', 'Drama', 'Adventure|Animation|Children|Drama|Musical|IMAX', 'Action|Comedy|War']</text:p>
          </table:table-cell>
          <table:table-cell office:value-type="float" office:value="0.565769910812378" calcext:value-type="float">
            <text:p>0.5657699108123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.74053738]</text:p>
          </table:table-cell>
          <table:table-cell office:value-type="float" office:value="3.27689937221182" calcext:value-type="float">
            <text:p>3.27689937221182</text:p>
          </table:table-cell>
          <table:table-cell office:value-type="string" calcext:value-type="string">
            <text:p>[ <text:s/>16 <text:s/>588 <text:s/>184 <text:s/>166 <text:s text:c="3"/>4 <text:s/>774 <text:s/>192 <text:s/>234 2250 <text:s/>744]</text:p>
          </table:table-cell>
          <table:table-cell office:value-type="string" calcext:value-type="string">
            <text:p>[0.43199848 0.05556099 0.01436303 0.00938124 0.00912982 0.00829552 0.00807171 0.00625732 0.00550243 0.00288316]</text:p>
          </table:table-cell>
          <table:table-cell office:value-type="float" office:value="0.536361996415637" calcext:value-type="float">
            <text:p>0.536361996415637</text:p>
          </table:table-cell>
          <table:table-cell office:value-type="string" calcext:value-type="string">
            <text:p>[('Comedy|Crime|Drama|Thriller', 0.4319984761722643), ('Action|Crime|Drama|Thriller', 0.05556098945367256), ('Drama|Romance', 0.01436302605372603), ('Action|Sci-Fi|Thriller', 0.00938124467559453), ('Crime|Mystery|Thriller', 0.009129819648412585), ('Action|Adventure|Drama|Fantasy', 0.008295519927077524), ('Action|Crime|Drama|Thriller', 0.008071709440081891), ('Action|Crime|Thriller', 0.006257322263830427), ('Action|Adventure|Drama', 0.005502429836929519), ('Adventure|Animation|Children|Comedy|Fantasy|Romance', 0.0028831595505614486)]</text:p>
          </table:table-cell>
          <table:table-cell office:value-type="string" calcext:value-type="string">
            <text:p>['Action|Adventure|Romance|Thriller']</text:p>
          </table:table-cell>
          <table:table-cell office:value-type="float" office:value="3.52981651376147" calcext:value-type="float">
            <text:p>3.52981651376147</text:p>
          </table:table-cell>
          <table:table-cell office:value-type="float" office:value="1.0427913155568" calcext:value-type="float">
            <text:p>1.0427913155568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['Action|Western', 'Action|Crime|Thriller', 'Comedy|Drama|Romance', 'Action|Crime|Film-Noir|Mystery|Thriller', 'Action|Adventure|Sci-Fi', 'Action|Drama|Thriller', 'Action|Crime|IMAX', 'Mystery|Thriller', 'Action|Sci-Fi|Thriller', 'Drama|Romance', 'Action|Comedy|Crime', 'Action|Sci-Fi|Thriller', 'Action|Fantasy|War|IMAX', 'Action|Crime|Drama|Thriller', 'Action|Adventure|Sci-Fi', 'Action|Sci-Fi|Thriller|IMAX', 'Crime|Drama', 'Comedy|Drama|Romance', 'Drama|War', 'Action|Crime|Drama|Thriller']</text:p>
          </table:table-cell>
          <table:table-cell office:value-type="float" office:value="0.519604921340942" calcext:value-type="float">
            <text:p>0.5196049213409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.40189601]</text:p>
          </table:table-cell>
          <table:table-cell office:value-type="float" office:value="3.0775651935877" calcext:value-type="float">
            <text:p>3.0775651935877</text:p>
          </table:table-cell>
          <table:table-cell office:value-type="string" calcext:value-type="string">
            <text:p>[ <text:s/>28 1170 <text:s text:c="2"/>74 <text:s text:c="2"/>68 <text:s/>121 1036 1136 <text:s text:c="2"/>32 2427 1027]</text:p>
          </table:table-cell>
          <table:table-cell office:value-type="string" calcext:value-type="string">
            <text:p>[0.81920345 0.02927652 0.01134159 0.00777944 0.00630019 0.00542015 0.00539791 0.00302237 0.00165437 0.00143221]</text:p>
          </table:table-cell>
          <table:table-cell office:value-type="float" office:value="1.67566917941673" calcext:value-type="float">
            <text:p>1.67566917941673</text:p>
          </table:table-cell>
          <table:table-cell office:value-type="string" calcext:value-type="string">
            <text:p>[('Drama|War', 0.8192034520172286), ('Drama', 0.029276519771639253), ('Crime|Drama', 0.011341594729518968), ('Action|Adventure|Sci-Fi', 0.007779442035699227), ('Action|Drama|War', 0.006300193476821879), ('Action|Crime|Thriller', 0.005420148031187098), ('Crime|Drama', 0.005397911813639538), ('Adventure|Drama|Western', 0.003022369804682757), ('Drama', 0.0016543670466319343), ('Crime|Drama', 0.0014322050229496489)]</text:p>
          </table:table-cell>
          <table:table-cell office:value-type="string" calcext:value-type="string">
            <text:p>['Documentary']</text:p>
          </table:table-cell>
          <table:table-cell office:value-type="float" office:value="3.40659340659341" calcext:value-type="float">
            <text:p>3.40659340659341</text:p>
          </table:table-cell>
          <table:table-cell office:value-type="float" office:value="1.10620648647789" calcext:value-type="float">
            <text:p>1.10620648647789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['Crime|Drama', 'Comedy|Drama', 'Drama', 'Crime|Drama', 'Crime|Drama', 'Drama', 'Action|Sci-Fi', 'Crime|Drama', 'Documentary', 'Drama', 'Comedy|Fantasy|Horror', 'Documentary', 'Documentary', 'Drama', 'Drama', 'Documentary', 'Documentary', 'Comedy', 'Documentary', 'Comedy|Drama|Romance']</text:p>
          </table:table-cell>
          <table:table-cell office:value-type="float" office:value="0.499206781387329" calcext:value-type="float">
            <text:p>0.4992067813873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.91477968]</text:p>
          </table:table-cell>
          <table:table-cell office:value-type="float" office:value="2.44050474498637" calcext:value-type="float">
            <text:p>2.44050474498637</text:p>
          </table:table-cell>
          <table:table-cell office:value-type="string" calcext:value-type="string">
            <text:p>[ <text:s/>73 <text:s/>232 <text:s/>166 <text:s/>192 <text:s/>875 1050 <text:s/>903 <text:s text:c="2"/>20 <text:s text:c="2"/>69 <text:s text:c="2"/>15]</text:p>
          </table:table-cell>
          <table:table-cell office:value-type="string" calcext:value-type="string">
            <text:p>[5.07824825e-01 5.81355746e-02 4.86230393e-02 3.12811058e-02 1.07652169e-02 9.27070880e-03 4.65378993e-03 2.31617674e-03 1.73272533e-03 3.26583746e-04]</text:p>
          </table:table-cell>
          <table:table-cell office:value-type="float" office:value="0.474274930854125" calcext:value-type="float">
            <text:p>0.474274930854125</text:p>
          </table:table-cell>
          <table:table-cell office:value-type="string" calcext:value-type="string">
            <text:p>[('Action|Adventure|Sci-Fi', 0.5078248250680676), ('Crime|Drama', 0.058135574635456336), ('Action|Sci-Fi|Thriller', 0.04862303927943297), ('Action|Crime|Drama|Thriller', 0.03128110578174107), ('Adventure|Animation|Children|Comedy', 0.010765216892487679), ('Action|Adventure|Drama|Sci-Fi|Thriller', 0.009270708800134156), ('Comedy|Drama|Romance', 0.0046537899308958155), ('Comedy|Drama|Romance|War', 0.0023161767436858747), ('Action|Adventure|Comedy|Fantasy|Romance', 0.0017327253259946684), ('Action|Adventure|Sci-Fi', 0.00032658374624720897)]</text:p>
          </table:table-cell>
          <table:table-cell office:value-type="string" calcext:value-type="string">
            <text:p>['Action|Adventure|Comedy|Fantasy']</text:p>
          </table:table-cell>
          <table:table-cell office:value-type="float" office:value="2.36368477103301" calcext:value-type="float">
            <text:p>2.36368477103301</text:p>
          </table:table-cell>
          <table:table-cell office:value-type="float" office:value="1.08187293258993" calcext:value-type="float">
            <text:p>1.08187293258993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939" calcext:value-type="float">
            <text:p>939</text:p>
          </table:table-cell>
          <table:table-cell office:value-type="string" calcext:value-type="string">
            <text:p>['Action|Crime|Drama|Thriller', 'Crime|Drama', 'Comedy|Crime', 'Action|Adventure|Sci-Fi', 'Comedy|Crime|Drama|Thriller', 'Action|Adventure|Comedy|Sci-Fi', 'Action|Sci-Fi|Thriller', 'Action|Adventure', 'Action|Animation|Sci-Fi|Thriller', 'Action|Adventure|Horror|Sci-Fi', 'Action|Drama|Thriller', 'Action|Adventure|Comedy|Sci-Fi', 'Action|Adventure|Animation|Sci-Fi', 'Adventure|Fantasy', 'Animation|Mystery|Sci-Fi', 'Comedy|Drama|Romance', 'Comedy|Drama|Romance', 'Adventure|Animation|Fantasy', 'Mystery|Sci-Fi|Thriller', 'Action|Adventure']</text:p>
          </table:table-cell>
          <table:table-cell office:value-type="float" office:value="0.475635051727295" calcext:value-type="float">
            <text:p>0.475635051727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0.09235431]</text:p>
          </table:table-cell>
          <table:table-cell office:value-type="float" office:value="3.64005434860742" calcext:value-type="float">
            <text:p>3.64005434860742</text:p>
          </table:table-cell>
          <table:table-cell office:value-type="string" calcext:value-type="string">
            <text:p>[ 26 <text:s/>77 <text:s/>25 <text:s text:c="2"/>7 126 185 189 164 228 <text:s/>73]</text:p>
          </table:table-cell>
          <table:table-cell office:value-type="string" calcext:value-type="string">
            <text:p>[6.77294259e-01 3.43984920e-02 2.81584294e-02 2.30885768e-02 1.97965993e-02 1.93429575e-02 9.11873838e-03 2.63182275e-03 2.10582493e-03 1.02510423e-04]</text:p>
          </table:table-cell>
          <table:table-cell office:value-type="float" office:value="3.54770004143521" calcext:value-type="float">
            <text:p>3.54770004143521</text:p>
          </table:table-cell>
          <table:table-cell office:value-type="string" calcext:value-type="string">
            <text:p>[('Action|Adventure|Sci-Fi|Thriller', 0.6772942589213092), ('Action|Comedy|Musical', 0.03439849204094566), ('Thriller', 0.028158429445407075), ('Action|Drama|War', 0.023088576793051607), ('Action|Crime|Drama|Mystery|Thriller', 0.019796599317410242), ('Adventure|Fantasy', 0.019342957530634773), ('Action|Adventure|Thriller', 0.009118738379665644), ('Action|Drama|Sci-Fi', 0.002631822745161508), ('Action|Adventure|Sci-Fi', 0.002105824930151981), ('Action|Adventure|Sci-Fi', 0.00010251042290214152)]</text:p>
          </table:table-cell>
          <table:table-cell office:value-type="string" calcext:value-type="string">
            <text:p>['Comedy|Drama|Romance']</text:p>
          </table:table-cell>
          <table:table-cell office:value-type="float" office:value="3.67857142857143" calcext:value-type="float">
            <text:p>3.67857142857143</text:p>
          </table:table-cell>
          <table:table-cell office:value-type="float" office:value="1.25509167077183" calcext:value-type="float">
            <text:p>1.25509167077183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'Crime|Drama', 'Action|Sci-Fi|Thriller', 'Action|Crime|Thriller', 'Crime|Mystery|Thriller', 'Comedy|Crime|Drama|Thriller', 'Action|Adventure|Sci-Fi', 'Action|Sci-Fi', 'Action|Adventure|Sci-Fi|Thriller', 'Comedy|Western', 'Comedy', 'Action|Adventure|Comedy|Romance|Thriller', 'Comedy|Drama|Romance|War', 'Action|Romance|Western', 'Comedy|Drama|Romance', 'Action|Drama|War', 'Comedy', 'Drama', 'Crime|Horror|Thriller', 'Drama|Romance', 'Action|Comedy|War']</text:p>
          </table:table-cell>
          <table:table-cell office:value-type="float" office:value="0.503026008605957" calcext:value-type="float">
            <text:p>0.5030260086059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.94213245]</text:p>
          </table:table-cell>
          <table:table-cell office:value-type="float" office:value="3.64013851684218" calcext:value-type="float">
            <text:p>3.64013851684218</text:p>
          </table:table-cell>
          <table:table-cell office:value-type="string" calcext:value-type="string">
            <text:p>[ 166 <text:s text:c="2"/>20 1353 <text:s/>764 <text:s text:c="2"/>16 <text:s/>753 <text:s/>774 1067 <text:s/>192 <text:s/>232]</text:p>
          </table:table-cell>
          <table:table-cell office:value-type="string" calcext:value-type="string">
            <text:p>[0.7308171 <text:s/>0.04867206 0.02302854 0.01413727 0.01241153 0.00777511 0.00773001 0.00518688 0.00492724 0.00076405]</text:p>
          </table:table-cell>
          <table:table-cell office:value-type="float" office:value="0.698006064292796" calcext:value-type="float">
            <text:p>0.698006064292796</text:p>
          </table:table-cell>
          <table:table-cell office:value-type="string" calcext:value-type="string">
            <text:p>[('Action|Sci-Fi|Thriller', 0.7308171003547969), ('Comedy|Drama|Romance|War', 0.04867205876927782), ('Action|Adventure|Sci-Fi|IMAX', 0.023028543724243674), ('Adventure|Fantasy', 0.014137270360263578), ('Comedy|Crime|Drama|Thriller', 0.012411534674068843), ('Adventure|Fantasy', 0.007775111451872359), ('Action|Adventure|Drama|Fantasy', 0.007730007475737539), ('Action|Adventure|Drama|Sci-Fi|Thriller', 0.005186881019190936), ('Action|Crime|Drama|Thriller', 0.004927238659847157), ('Crime|Drama', 0.0007640544752162523)]</text:p>
          </table:table-cell>
          <table:table-cell office:value-type="string" calcext:value-type="string">
            <text:p>['Horror|Thriller']</text:p>
          </table:table-cell>
          <table:table-cell office:value-type="float" office:value="3.64615384615385" calcext:value-type="float">
            <text:p>3.64615384615385</text:p>
          </table:table-cell>
          <table:table-cell office:value-type="float" office:value="0.856976244725412" calcext:value-type="float">
            <text:p>0.856976244725412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['Drama|Horror|Thriller', 'Drama', 'Drama|Thriller', 'Drama', 'Drama|Romance', 'Adventure|Animation|Children|Drama|Musical|IMAX', 'Horror|Mystery', 'Crime|Drama|Romance|War', 'Horror|Thriller', 'Drama|Romance', 'Drama|Fantasy|Romance', 'Drama|Thriller', 'Drama', 'Drama|Romance', 'Drama|Romance', 'Action|Crime', 'Action|Adventure|Drama|War', 'Action|Mystery|Thriller', 'Comedy|Crime|Thriller', 'Drama|Romance']</text:p>
          </table:table-cell>
          <table:table-cell office:value-type="float" office:value="0.499953985214233" calcext:value-type="float">
            <text:p>0.499953985214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.73426814]</text:p>
          </table:table-cell>
          <table:table-cell office:value-type="float" office:value="4.50014931460398" calcext:value-type="float">
            <text:p>4.50014931460398</text:p>
          </table:table-cell>
          <table:table-cell office:value-type="string" calcext:value-type="string">
            <text:p>[774 <text:s/>42 166 <text:s/>85 875 <text:s/>15 <text:s/>70 744 <text:s/>20 <text:s/>34]</text:p>
          </table:table-cell>
          <table:table-cell office:value-type="string" calcext:value-type="string">
            <text:p>[0.69123324 0.02797446 0.02630125 0.01999279 0.01476436 0.01367823 0.01138137 0.00898646 0.00725969 0.00431593]</text:p>
          </table:table-cell>
          <table:table-cell office:value-type="float" office:value="0.765881171402467" calcext:value-type="float">
            <text:p>0.765881171402467</text:p>
          </table:table-cell>
          <table:table-cell office:value-type="string" calcext:value-type="string">
            <text:p>[('Action|Adventure|Drama|Fantasy', 0.6912332407969385), ('Action|Adventure|Sci-Fi|Thriller', 0.02797445741026028), ('Action|Sci-Fi|Thriller', 0.026301254235694786), ('Adventure|Comedy|Sci-Fi', 0.01999278522727576), ('Adventure|Animation|Children|Comedy', 0.014764363064996882), ('Action|Adventure|Sci-Fi', 0.013678225552599076), ('Action|Adventure', 0.011381366246259277), ('Adventure|Animation|Children|Comedy|Fantasy|Romance', 0.008986464274622413), ('Comedy|Drama|Romance|War', 0.007259687393400766), ('Crime|Horror|Thriller', 0.004315927960454829)]</text:p>
          </table:table-cell>
          <table:table-cell office:value-type="string" calcext:value-type="string">
            <text:p>['Action|Crime|Thriller']</text:p>
          </table:table-cell>
          <table:table-cell office:value-type="float" office:value="3.96376811594203" calcext:value-type="float">
            <text:p>3.96376811594203</text:p>
          </table:table-cell>
          <table:table-cell office:value-type="float" office:value="1.04252170326825" calcext:value-type="float">
            <text:p>1.04252170326825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['Adventure|Animation|Children|Comedy|Fantasy', 'Adventure|Drama|Western', 'Crime|Drama', 'Action|Adventure|Horror|Sci-Fi', 'Comedy|Crime|Drama|Thriller', 'Action|Adventure|Sci-Fi|IMAX', 'Action|Crime|Thriller', 'Animation|Children|Comedy', 'Crime|Drama', 'Drama', 'Adventure|Animation|Children|Comedy|Musical', 'Adventure|Animation|Children|Comedy', 'Drama|Romance', 'Action|Sci-Fi', 'Action|Drama|War', 'Comedy|Crime', 'Drama|Sci-Fi', 'Adventure|Animation|Children|Romance|Sci-Fi', 'Adventure|Children|Fantasy', 'Action|Adventure|Sci-Fi|Thriller']</text:p>
          </table:table-cell>
          <table:table-cell office:value-type="float" office:value="0.507822751998901" calcext:value-type="float">
            <text:p>0.5078227519989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.61189644]</text:p>
          </table:table-cell>
          <table:table-cell office:value-type="float" office:value="3.37912289407723" calcext:value-type="float">
            <text:p>3.37912289407723</text:p>
          </table:table-cell>
          <table:table-cell office:value-type="string" calcext:value-type="string">
            <text:p>[ 457 <text:s text:c="2"/>15 9723 3244 3250 3249 3248 3247 3246 3245]</text:p>
          </table:table-cell>
          <table:table-cell office:value-type="string" calcext:value-type="string">
            <text:p>[0.81744009 0.03387274 0. <text:s text:c="8"/>0. <text:s text:c="8"/>0. <text:s text:c="8"/>0. 0. <text:s text:c="8"/>0. <text:s text:c="8"/>0. <text:s text:c="8"/>0. <text:s text:c="7"/>]</text:p>
          </table:table-cell>
          <table:table-cell office:value-type="float" office:value="0.23277354596292" calcext:value-type="float">
            <text:p>0.23277354596292</text:p>
          </table:table-cell>
          <table:table-cell office:value-type="string" calcext:value-type="string">
            <text:p>[('Adventure|Children|Fantasy', 0.8174400855580125), ('Action|Adventure|Sci-Fi', 0.033872735660363314), ('Horror', 0.0), ('Action|Crime|Drama', 0.0), ('Comedy|Crime|Drama', 0.0), ('Drama', 0.0), ('Drama', 0.0), ('Crime|Drama', 0.0), ('Comedy', 0.0), ('Drama', 0.0)]</text:p>
          </table:table-cell>
          <table:table-cell office:value-type="string" calcext:value-type="string">
            <text:p>['Comedy']</text:p>
          </table:table-cell>
          <table:table-cell office:value-type="float" office:value="3.50732600732601" calcext:value-type="float">
            <text:p>3.50732600732601</text:p>
          </table:table-cell>
          <table:table-cell office:value-type="float" office:value="0.767912702955387" calcext:value-type="float">
            <text:p>0.767912702955387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['Drama|Romance', 'Animation|Children|Fantasy|Musical|Romance|IMAX', 'Drama|Musical|Romance', 'Comedy|Romance', 'Adventure|Animation|Children|Comedy', 'Animation|Children|Comedy|Crime', 'Comedy|Crime|Drama|Musical', 'Animation|Children|Comedy', 'Comedy|Romance', 'Comedy|Romance', 'Comedy|Romance', 'Adventure|Animation|Children|Comedy|Fantasy|Romance', 'Comedy', 'Comedy|Musical|Romance', 'Adventure|Children|Fantasy', 'Adventure|Comedy|Fantasy', 'Drama|Mystery|Sci-Fi|Thriller', 'Drama|War', 'Comedy', 'Comedy|Romance']</text:p>
          </table:table-cell>
          <table:table-cell office:value-type="float" office:value="0.494760990142822" calcext:value-type="float">
            <text:p>0.4947609901428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.98791558]</text:p>
          </table:table-cell>
          <table:table-cell office:value-type="float" office:value="3.02384895689032" calcext:value-type="float">
            <text:p>3.02384895689032</text:p>
          </table:table-cell>
          <table:table-cell office:value-type="string" calcext:value-type="string">
            <text:p>[ <text:s/>16 <text:s text:c="2"/>83 <text:s/>121 <text:s/>774 <text:s/>332 <text:s text:c="3"/>4 1608 <text:s/>794 <text:s/>744 <text:s text:c="2"/>20]</text:p>
          </table:table-cell>
          <table:table-cell office:value-type="string" calcext:value-type="string">
            <text:p>[6.89956503e-01 1.70265863e-02 1.21102693e-02 6.21226253e-03 5.62227149e-03 5.38961191e-03 4.47835998e-03 3.93381873e-03 3.18561740e-03 1.86525569e-04]</text:p>
          </table:table-cell>
          <table:table-cell office:value-type="float" office:value="0.0359333745008663" calcext:value-type="float">
            <text:p>0.035933374500866</text:p>
          </table:table-cell>
          <table:table-cell office:value-type="string" calcext:value-type="string">
            <text:p>[('Comedy|Crime|Drama|Thriller', 0.6899565033597493), ('Horror', 0.017026586266902045), ('Action|Drama|War', 0.012110269256771004), ('Action|Adventure|Drama|Fantasy', 0.006212262534735855), ('Mystery|Thriller', 0.00562227149337002), ('Crime|Mystery|Thriller', 0.0053896119082759795), ('Comedy|Drama|Romance', 0.0044783599830834145), ('Action|Adventure|Animation|Children|Comedy', 0.003933818725699097), ('Adventure|Animation|Children|Comedy|Fantasy|Romance', 0.0031856173974769276), ('Comedy|Drama|Romance|War', 0.00018652556949981845)]</text:p>
          </table:table-cell>
          <table:table-cell office:value-type="string" calcext:value-type="string">
            <text:p>['Comedy|Sci-Fi']</text:p>
          </table:table-cell>
          <table:table-cell office:value-type="float" office:value="3.39895635673624" calcext:value-type="float">
            <text:p>3.39895635673624</text:p>
          </table:table-cell>
          <table:table-cell office:value-type="float" office:value="0.830650308780217" calcext:value-type="float">
            <text:p>0.830650308780217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2108" calcext:value-type="float">
            <text:p>2108</text:p>
          </table:table-cell>
          <table:table-cell office:value-type="string" calcext:value-type="string">
            <text:p>['Comedy|Romance', 'Comedy|Romance', 'Action|Comedy|Romance', 'Comedy|Drama|Romance', 'Crime|Film-Noir|Mystery|Thriller', 'Comedy|Romance', 'Comedy|Romance', 'Drama|Horror|Mystery', 'Adventure|Fantasy|IMAX', 'Action|Adventure|Sci-Fi|IMAX', 'Comedy|Romance', 'Drama|Mystery|Romance|Thriller', 'Drama|War', 'Drama|Mystery|Thriller', 'Crime|Drama', 'Drama|Romance', 'Action|Adventure|Drama|Fantasy', 'Adventure|Comedy|Romance|War', 'Drama', 'Mystery|Thriller']</text:p>
          </table:table-cell>
          <table:table-cell office:value-type="float" office:value="0.476761341094971" calcext:value-type="float">
            <text:p>0.4767613410949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.99379071]</text:p>
          </table:table-cell>
          <table:table-cell office:value-type="float" office:value="4.20957266336878" calcext:value-type="float">
            <text:p>4.20957266336878</text:p>
          </table:table-cell>
          <table:table-cell office:value-type="string" calcext:value-type="string">
            <text:p>[ 25 478 <text:s/>16 <text:s/>20 <text:s/>33 <text:s/>68 <text:s/>10 <text:s/>77 <text:s/>34 202]</text:p>
          </table:table-cell>
          <table:table-cell office:value-type="string" calcext:value-type="string">
            <text:p>[0.30041449 0.24460584 0.14225781 0.05864425 0.04879053 0.04612025 0.04401126 0.01982415 0.00972817 0.00305231]</text:p>
          </table:table-cell>
          <table:table-cell office:value-type="float" office:value="2.21578194872709" calcext:value-type="float">
            <text:p>2.21578194872709</text:p>
          </table:table-cell>
          <table:table-cell office:value-type="string" calcext:value-type="string">
            <text:p>[('Thriller', 0.300414485423581), ('Action|Sci-Fi', 0.24460584214537406), ('Comedy|Crime|Drama|Thriller', 0.14225780935726365), ('Comedy|Drama|Romance|War', 0.058644254636749854), ('Action|Crime|Thriller', 0.04879052873291189), ('Action|Adventure|Sci-Fi', 0.046120249940430694), ('Action|Romance|Western', 0.04401126432104017), ('Action|Comedy|Musical', 0.019824152376167813), ('Crime|Horror|Thriller', 0.009728172506685562), ('Action|Drama|War', 0.003052314705605045)]</text:p>
          </table:table-cell>
          <table:table-cell office:value-type="string" calcext:value-type="string">
            <text:p>['Action|Drama|War']</text:p>
          </table:table-cell>
          <table:table-cell office:value-type="float" office:value="3.88461538461538" calcext:value-type="float">
            <text:p>3.88461538461538</text:p>
          </table:table-cell>
          <table:table-cell office:value-type="float" office:value="1.22976722032" calcext:value-type="float">
            <text:p>1.2297672203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['Adventure|Animation|Children|Comedy|Fantasy', 'Adventure|Drama|IMAX', 'Action|Comedy|Crime|Fantasy', 'Action|Romance|Thriller', 'Drama|Romance', 'Adventure|Crime|Drama', 'Action|Adventure|Sci-Fi|Thriller', 'Action|Comedy|Sci-Fi', 'Drama|War', 'Action|Thriller', 'Action|Adventure|Fantasy', 'Action|Crime|Drama|Mystery|Thriller', 'Drama', 'Crime|Film-Noir|Mystery|Thriller', 'Horror|Sci-Fi', 'Action|Adventure|Sci-Fi', 'Action|Adventure', 'Drama|Romance', 'Crime|Mystery|Thriller', 'Action|Sci-Fi']</text:p>
          </table:table-cell>
          <table:table-cell office:value-type="float" office:value="0.478357553482056" calcext:value-type="float">
            <text:p>0.478357553482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0.1822903]</text:p>
          </table:table-cell>
          <table:table-cell office:value-type="float" office:value="2.58485802100271" calcext:value-type="float">
            <text:p>2.58485802100271</text:p>
          </table:table-cell>
          <table:table-cell office:value-type="string" calcext:value-type="string">
            <text:p>[ 184 <text:s/>934 <text:s/>355 <text:s/>166 <text:s/>238 <text:s text:c="2"/>87 <text:s text:c="2"/>60 <text:s/>398 <text:s/>350 1774]</text:p>
          </table:table-cell>
          <table:table-cell office:value-type="string" calcext:value-type="string">
            <text:p>[0.2339715 <text:s/>0.10112207 0.09646314 0.07857953 0.06787139 0.04557258 0.03286382 0.0226113 <text:s/>0.02033251 0.01182651]</text:p>
          </table:table-cell>
          <table:table-cell office:value-type="float" office:value="2.40256771680713" calcext:value-type="float">
            <text:p>2.40256771680713</text:p>
          </table:table-cell>
          <table:table-cell office:value-type="string" calcext:value-type="string">
            <text:p>[('Drama|Romance', 0.23397149891450442), ('Drama', 0.10112207209017465), ('Adventure|Drama', 0.09646314489113604), ('Action|Sci-Fi|Thriller', 0.07857953409592475), ('Action|Crime|Drama|IMAX', 0.06787138759836424), ('Comedy|Fantasy', 0.04557257604889376), ('Children|Comedy|Fantasy|Musical', 0.03286381549213575), ('Comedy', 0.022611295066192517), ('Fantasy|Sci-Fi', 0.020332506030856297), ('Musical|Romance', 0.011826511428349869)]</text:p>
          </table:table-cell>
          <table:table-cell office:value-type="string" calcext:value-type="string">
            <text:p>['Horror|Thriller']</text:p>
          </table:table-cell>
          <table:table-cell office:value-type="float" office:value="2.57142857142857" calcext:value-type="float">
            <text:p>2.57142857142857</text:p>
          </table:table-cell>
          <table:table-cell office:value-type="float" office:value="1.19309236346358" calcext:value-type="float">
            <text:p>1.1930923634635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['Horror|Mystery|Thriller', 'Horror|Sci-Fi|Thriller', 'Drama|Horror', 'Comedy|Horror|Thriller', 'Comedy|Romance', 'Comedy|Horror|Mystery|Thriller', 'Horror', 'Drama|Horror|Mystery|Thriller', 'Horror|Sci-Fi', 'Horror', 'Action|Horror', 'Fantasy|Horror|Romance|Thriller', 'Horror', 'Horror|Sci-Fi', 'Action|Adventure|Animation|Horror|Sci-Fi', 'Comedy|Fantasy', 'Adventure|Comedy|Sci-Fi', 'Horror|Thriller', 'Crime|Horror', 'Drama|Horror|Thriller']</text:p>
          </table:table-cell>
          <table:table-cell office:value-type="float" office:value="0.520250082015991" calcext:value-type="float">
            <text:p>0.5202500820159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.64039127]</text:p>
          </table:table-cell>
          <table:table-cell office:value-type="float" office:value="3.32947159851612" calcext:value-type="float">
            <text:p>3.32947159851612</text:p>
          </table:table-cell>
          <table:table-cell office:value-type="string" calcext:value-type="string">
            <text:p>[ 16 <text:s/>34 <text:s text:c="2"/>4 <text:s/>20 <text:s text:c="2"/>3 237 <text:s/>36 232 277 166]</text:p>
          </table:table-cell>
          <table:table-cell office:value-type="string" calcext:value-type="string">
            <text:p>[7.39674729e-01 2.47507568e-02 2.39841621e-02 1.36307805e-02 1.14226516e-02 1.11107618e-02 7.08208201e-03 5.28640241e-03 4.09223659e-03 3.83105181e-04]</text:p>
          </table:table-cell>
          <table:table-cell office:value-type="float" office:value="0.310919671869891" calcext:value-type="float">
            <text:p>0.310919671869891</text:p>
          </table:table-cell>
          <table:table-cell office:value-type="string" calcext:value-type="string">
            <text:p>[('Comedy|Crime|Drama|Thriller', 0.7396747291379675), ('Crime|Horror|Thriller', 0.024750756800136723), ('Crime|Mystery|Thriller', 0.023984162134426574), ('Comedy|Drama|Romance|War', 0.013630780500524409), ('Mystery|Thriller', 0.011422651645932003), ('Crime|Drama|Thriller', 0.011110761801433324), ('Comedy|Crime|Drama|Thriller', 0.007082082005249011), ('Crime|Drama', 0.005286402407029141), ('Drama', 0.0040922365922973405), ('Action|Sci-Fi|Thriller', 0.0003831051814744187)]</text:p>
          </table:table-cell>
          <table:table-cell office:value-type="string" calcext:value-type="string">
            <text:p>['Action|Horror|Sci-Fi']</text:p>
          </table:table-cell>
          <table:table-cell office:value-type="float" office:value="3.02017543859649" calcext:value-type="float">
            <text:p>3.02017543859649</text:p>
          </table:table-cell>
          <table:table-cell office:value-type="float" office:value="0.793081910391178" calcext:value-type="float">
            <text:p>0.793081910391178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['Drama|Fantasy|Sci-Fi', 'Adventure|Sci-Fi', 'Action|Adventure|Sci-Fi|IMAX', 'Drama|Musical|Romance', 'Action|Thriller', 'Crime|Drama', 'Action|Drama|War', 'Action|Crime|IMAX', 'Action|Drama|War', 'Action|Adventure|Drama|Thriller|Western', 'Action|Fantasy|War|IMAX', 'Action|Sci-Fi|Thriller', 'Mystery|Sci-Fi|Thriller', 'Drama', 'Action|Crime|Drama|Thriller', 'Action|Adventure|Sci-Fi', 'Action|Adventure|Thriller', 'Adventure|Drama|Sci-Fi', 'Comedy|Crime|Mystery|Thriller', 'Fantasy|Sci-Fi']</text:p>
          </table:table-cell>
          <table:table-cell office:value-type="float" office:value="0.484062910079956" calcext:value-type="float">
            <text:p>0.484062910079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.56603466]</text:p>
          </table:table-cell>
          <table:table-cell office:value-type="float" office:value="2.87508973315889" calcext:value-type="float">
            <text:p>2.87508973315889</text:p>
          </table:table-cell>
          <table:table-cell office:value-type="string" calcext:value-type="string">
            <text:p>[192 <text:s/>34 249 <text:s/>68 <text:s/>16 166 238 <text:s/>15 244 764]</text:p>
          </table:table-cell>
          <table:table-cell office:value-type="string" calcext:value-type="string">
            <text:p>[0.57377753 0.01647124 0.01116035 0.0104329 <text:s/>0.00957464 0.00558892 0.00517875 0.00259026 0.00243568 0.00172023]</text:p>
          </table:table-cell>
          <table:table-cell office:value-type="float" office:value="0.309055074809358" calcext:value-type="float">
            <text:p>0.309055074809358</text:p>
          </table:table-cell>
          <table:table-cell office:value-type="string" calcext:value-type="string">
            <text:p>[('Action|Crime|Drama|Thriller', 0.5737775349830114), ('Crime|Horror|Thriller', 0.01647123764913867), ('Action|Adventure|Crime|IMAX', 0.011160352177120577), ('Action|Adventure|Sci-Fi', 0.010432901350093143), ('Comedy|Crime|Drama|Thriller', 0.009574643233907313), ('Action|Sci-Fi|Thriller', 0.005588919181523495), ('Action|Crime|Drama|IMAX', 0.005178750698699482), ('Action|Adventure|Sci-Fi', 0.002590258547960388), ('Action|Crime|Drama|Mystery|Sci-Fi|Thriller|IMAX', 0.002435677092175352), ('Adventure|Fantasy', 0.0017202291873230557)]</text:p>
          </table:table-cell>
          <table:table-cell office:value-type="string" calcext:value-type="string">
            <text:p>['Comedy|Horror']</text:p>
          </table:table-cell>
          <table:table-cell office:value-type="float" office:value="3.37555309734513" calcext:value-type="float">
            <text:p>3.37555309734513</text:p>
          </table:table-cell>
          <table:table-cell office:value-type="float" office:value="0.958629716325016" calcext:value-type="float">
            <text:p>0.958629716325016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['Adventure|Animation|Children|Comedy|Fantasy', 'Drama', 'Action|Animation|Comedy', 'Adventure|Sci-Fi|Thriller', 'Comedy|Drama|Romance', 'Action|Crime|Mystery|Sci-Fi|Thriller', 'Action|Comedy|Fantasy|Musical|Romance', 'Adventure|Fantasy', 'Drama', 'Comedy|Romance', 'Crime|Drama|Romance', 'Drama|Romance', 'Drama|Romance', 'Comedy|Crime', 'Mystery|Thriller', 'Drama|Romance', 'Drama', 'Drama|Thriller', 'Comedy|Drama|Romance', 'Comedy|Musical']</text:p>
          </table:table-cell>
          <table:table-cell office:value-type="float" office:value="0.497018337249756" calcext:value-type="float">
            <text:p>0.4970183372497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0.20140315]</text:p>
          </table:table-cell>
          <table:table-cell office:value-type="float" office:value="3.42130428128757" calcext:value-type="float">
            <text:p>3.42130428128757</text:p>
          </table:table-cell>
          <table:table-cell office:value-type="string" calcext:value-type="string">
            <text:p>[1000 <text:s/>219 <text:s/>422 1400 <text:s text:c="2"/>10 1013 <text:s/>359 <text:s/>532 <text:s/>268 <text:s text:c="2"/>70]</text:p>
          </table:table-cell>
          <table:table-cell office:value-type="string" calcext:value-type="string">
            <text:p>[0.46398012 0.2415788 <text:s/>0.10231161 0.07367291 0.0425642 <text:s/>0.03166607 0.02838886 0.01972846 0.01206468 0.00753142]</text:p>
          </table:table-cell>
          <table:table-cell office:value-type="float" office:value="3.21990113627365" calcext:value-type="float">
            <text:p>3.21990113627365</text:p>
          </table:table-cell>
          <table:table-cell office:value-type="string" calcext:value-type="string">
            <text:p>[('Comedy|Romance', 0.46398011967552893), ('Action|Adventure|Drama', 0.24157880338738918), ('Comedy|Drama|Romance', 0.10231161471639541), ('Animation|Children|Drama|Musical|Romance', 0.07367290507575622), ('Action|Romance|Western', 0.0425642032227547), ('Action|Adventure|Comedy|Western', 0.0316660678907099), ('Comedy', 0.028388862550795663), ('Action|Drama|Romance', 0.019728461023055213), ('Drama|War', 0.012064676701960299), ('Action|Adventure', 0.007531417953115597)]</text:p>
          </table:table-cell>
          <table:table-cell office:value-type="string" calcext:value-type="string">
            <text:p>['Comedy|Horror']</text:p>
          </table:table-cell>
          <table:table-cell office:value-type="float" office:value="3.375" calcext:value-type="float">
            <text:p>3.375</text:p>
          </table:table-cell>
          <table:table-cell office:value-type="float" office:value="1.40423466699836" calcext:value-type="float">
            <text:p>1.40423466699836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'Drama|Thriller', 'Adventure|Comedy|Sci-Fi', 'Comedy|Drama|Romance', 'Comedy|Horror', 'Action|Romance|Western', 'Action|Adventure|Comedy|Romance', 'Comedy', 'Crime|Thriller', 'Comedy|Crime', 'Action|Comedy|War', 'Action|Comedy|Crime|Drama|Sci-Fi', 'Animation|Children|Fantasy|Musical', 'Comedy|Drama', 'Comedy|Romance|Thriller', 'Comedy', 'Action|Drama|Thriller', 'Comedy', 'Comedy|Romance', 'Action|Drama|Romance|War', 'Action|Drama|Romance']</text:p>
          </table:table-cell>
          <table:table-cell office:value-type="float" office:value="0.496666193008423" calcext:value-type="float">
            <text:p>0.4966661930084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.33100494]</text:p>
          </table:table-cell>
          <table:table-cell office:value-type="float" office:value="3.7328551721797" calcext:value-type="float">
            <text:p>3.7328551721797</text:p>
          </table:table-cell>
          <table:table-cell office:value-type="string" calcext:value-type="string">
            <text:p>[ <text:s/>70 <text:s/>166 <text:s text:c="2"/>73 <text:s text:c="2"/>89 <text:s text:c="2"/>68 <text:s text:c="2"/>85 1077 1060 <text:s/>782 <text:s/>902]</text:p>
          </table:table-cell>
          <table:table-cell office:value-type="string" calcext:value-type="string">
            <text:p>[0.61661052 0.05214953 0.05167627 0.02893448 0.02371624 0.01790799 0.01423447 0.01056179 0.00822456 0.00649423]</text:p>
          </table:table-cell>
          <table:table-cell office:value-type="float" office:value="0.401850236575829" calcext:value-type="float">
            <text:p>0.401850236575829</text:p>
          </table:table-cell>
          <table:table-cell office:value-type="string" calcext:value-type="string">
            <text:p>[('Action|Adventure', 0.6166105163112809), ('Action|Sci-Fi|Thriller', 0.052149526107291476), ('Action|Adventure|Sci-Fi', 0.05167627146357631), ('Action|Adventure', 0.02893447878070616), ('Action|Adventure|Sci-Fi', 0.02371624106293546), ('Adventure|Comedy|Sci-Fi', 0.01790799244463262), ('Action|Adventure|Sci-Fi', 0.01423446562016098), ('Mystery|Sci-Fi|Thriller', 0.010561788767467491), ('Action|Adventure|Sci-Fi|IMAX', 0.008224561883303567), ('Action|Crime|Thriller', 0.006494234551654027)]</text:p>
          </table:table-cell>
          <table:table-cell office:value-type="string" calcext:value-type="string">
            <text:p>['Comedy|Romance']</text:p>
          </table:table-cell>
          <table:table-cell office:value-type="float" office:value="3.80480769230769" calcext:value-type="float">
            <text:p>3.80480769230769</text:p>
          </table:table-cell>
          <table:table-cell office:value-type="float" office:value="0.675730346720709" calcext:value-type="float">
            <text:p>0.675730346720709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['Action|Thriller', 'Action|Adventure|Comedy|Sci-Fi', 'Adventure|Comedy|Sci-Fi', 'Comedy|Romance', 'Comedy', 'Comedy|Romance', 'Comedy|Drama|Sci-Fi', 'Animation|Musical', 'Comedy|Horror', 'Comedy', 'Drama|Horror|Sci-Fi|Thriller', 'Comedy|Drama|Romance|War', 'Action|Crime', 'Comedy|Romance', 'Action|Sci-Fi|Thriller', 'Comedy', 'Comedy|Romance', 'Action|Crime|Thriller', 'Action|Adventure|Comedy|Fantasy|Horror', 'Adventure|Comedy|Sci-Fi']</text:p>
          </table:table-cell>
          <table:table-cell office:value-type="float" office:value="0.487074375152588" calcext:value-type="float">
            <text:p>0.4870743751525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.7578971]</text:p>
          </table:table-cell>
          <table:table-cell office:value-type="float" office:value="3.39866027983546" calcext:value-type="float">
            <text:p>3.39866027983546</text:p>
          </table:table-cell>
          <table:table-cell office:value-type="string" calcext:value-type="string">
            <text:p>[ 457 <text:s/>926 5012 1980 <text:s/>895 <text:s/>753 <text:s/>764 <text:s/>774 3164 1077]</text:p>
          </table:table-cell>
          <table:table-cell office:value-type="string" calcext:value-type="string">
            <text:p>[0.81972476 0.02394246 0.02140828 0.00683875 0.00622805 0.00562417 0.00429782 0.00390514 0.00222924 0.00140846]</text:p>
          </table:table-cell>
          <table:table-cell office:value-type="float" office:value="0.359236818604244" calcext:value-type="float">
            <text:p>0.359236818604244</text:p>
          </table:table-cell>
          <table:table-cell office:value-type="string" calcext:value-type="string">
            <text:p>[('Adventure|Children|Fantasy', 0.8197247639286062), ('Action|Adventure|Sci-Fi|IMAX', 0.023942458660822594), ('Adventure|Animation|Children|Fantasy|IMAX', 0.02140827760790326), ('Action|Adventure|Animation|Children|Comedy|Fantasy', 0.006838752954625624), ('Drama|Romance', 0.006228046043602546), ('Adventure|Fantasy', 0.005624169516953933), ('Adventure|Fantasy', 0.004297818007160219), ('Action|Adventure|Drama|Fantasy', 0.0039051446280816728), ('Animation|Comedy|Romance', 0.002229243623433452), ('Action|Adventure|Sci-Fi', 0.001408455179590271)]</text:p>
          </table:table-cell>
          <table:table-cell office:value-type="string" calcext:value-type="string">
            <text:p>['Action|Fantasy|Thriller|IMAX']</text:p>
          </table:table-cell>
          <table:table-cell office:value-type="float" office:value="3.5085910652921" calcext:value-type="float">
            <text:p>3.5085910652921</text:p>
          </table:table-cell>
          <table:table-cell office:value-type="float" office:value="1.12336711942538" calcext:value-type="float">
            <text:p>1.12336711942538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['Adventure|Drama|Fantasy|IMAX', 'Adventure|Animation|Children|Romance|Sci-Fi', 'Crime|Drama', 'Drama|Romance', 'Crime|Horror|Thriller', 'Crime|Horror', 'Action|Adventure|Drama|Fantasy', 'Adventure|Fantasy', 'Adventure|Fantasy', 'Comedy|War', 'Drama|Musical|Romance', 'Mystery|Thriller', 'Action|Adventure|Drama', 'Drama|Romance', 'Adventure|Animation|Children|Comedy|Musical', 'Action|Adventure|Sci-Fi|Thriller', 'Action|Crime|Drama|Mystery|Sci-Fi|Thriller|IMAX', 'Action|Drama|War', 'Action|Crime|Drama|IMAX', 'Crime|Drama']</text:p>
          </table:table-cell>
          <table:table-cell office:value-type="float" office:value="0.57629132270813" calcext:value-type="float">
            <text:p>0.576291322708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.72407845]</text:p>
          </table:table-cell>
          <table:table-cell office:value-type="float" office:value="4.05322619637685" calcext:value-type="float">
            <text:p>4.05322619637685</text:p>
          </table:table-cell>
          <table:table-cell office:value-type="string" calcext:value-type="string">
            <text:p>[ 20 <text:s text:c="2"/>7 <text:s/>26 <text:s/>16 481 471 <text:s/>22 599 478 531]</text:p>
          </table:table-cell>
          <table:table-cell office:value-type="string" calcext:value-type="string">
            <text:p>[0.62978941 0.06754758 0.02001446 0.01804673 0.01795047 0.01702974 0.00878493 0.00649463 0.00629933 0.00496398]</text:p>
          </table:table-cell>
          <table:table-cell office:value-type="float" office:value="0.329147746661116" calcext:value-type="float">
            <text:p>0.329147746661116</text:p>
          </table:table-cell>
          <table:table-cell office:value-type="string" calcext:value-type="string">
            <text:p>[('Comedy|Drama|Romance|War', 0.6297894083513209), ('Action|Drama|War', 0.06754758346433168), ('Action|Adventure|Sci-Fi|Thriller', 0.02001446345718488), ('Comedy|Crime|Drama|Thriller', 0.018046732177296812), ('Adventure|Children|Fantasy', 0.017950468407458772), ('Adventure|Animation|Children|Drama|Musical|IMAX', 0.01702974161990855), ('Action|Comedy|Crime|Fantasy', 0.008784928968650692), ('Adventure|Drama|Sci-Fi', 0.0064946348780349815), ('Action|Sci-Fi', 0.006299331387315249), ('Action|Crime|Thriller', 0.004963982767096723)]</text:p>
          </table:table-cell>
          <table:table-cell office:value-type="string" calcext:value-type="string">
            <text:p>['Drama']</text:p>
          </table:table-cell>
          <table:table-cell office:value-type="float" office:value="4.05714285714286" calcext:value-type="float">
            <text:p>4.05714285714286</text:p>
          </table:table-cell>
          <table:table-cell office:value-type="float" office:value="1.01257400838111" calcext:value-type="float">
            <text:p>1.012574008381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['Drama|Thriller', 'Comedy', 'Crime|Drama', 'Drama|Thriller|War', 'Action|Adventure|Mystery|Thriller', 'Thriller', 'Adventure|Drama|IMAX', 'Comedy|Romance', 'Comedy|Drama|Romance|War', 'Action|Crime|Drama|Thriller', 'Comedy', 'Adventure|Comedy', 'Drama', 'Comedy', 'Action|Drama|War', 'Adventure|Animation|Children|Drama|Musical|IMAX', 'Adventure|Animation|Children|Comedy|Musical', 'Comedy', 'Comedy|Romance', 'Comedy|Crime|Drama|Thriller']</text:p>
          </table:table-cell>
          <table:table-cell office:value-type="float" office:value="0.527397632598877" calcext:value-type="float">
            <text:p>0.5273976325988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.76454598]</text:p>
          </table:table-cell>
          <table:table-cell office:value-type="float" office:value="0.391811419970938" calcext:value-type="float">
            <text:p>0.391811419970938</text:p>
          </table:table-cell>
          <table:table-cell office:value-type="string" calcext:value-type="string">
            <text:p>[ 192 <text:s text:c="3"/>0 1159 <text:s text:c="2"/>20 <text:s/>744 <text:s/>401 <text:s text:c="2"/>69 <text:s/>725 <text:s/>875 <text:s/>862]</text:p>
          </table:table-cell>
          <table:table-cell office:value-type="string" calcext:value-type="string">
            <text:p>[6.94247666e-01 1.55189421e-02 1.25213645e-02 1.20107724e-02 8.14169101e-03 8.08772446e-03 6.78615539e-03 5.81392775e-03 2.66149172e-03 6.73127947e-04]</text:p>
          </table:table-cell>
          <table:table-cell office:value-type="float" office:value="3.37273456152689" calcext:value-type="float">
            <text:p>3.37273456152689</text:p>
          </table:table-cell>
          <table:table-cell office:value-type="string" calcext:value-type="string">
            <text:p>[('Action|Crime|Drama|Thriller', 0.6942476659770168), ('Adventure|Animation|Children|Comedy|Fantasy', 0.015518942136671343), ('Comedy|Crime|Drama', 0.012521364510688552), ('Comedy|Drama|Romance|War', 0.012010772432961694), ('Adventure|Animation|Children|Comedy|Fantasy|Romance', 0.008141691006879358), ('Drama|Horror|Mystery', 0.008087724461923204), ('Action|Adventure|Comedy|Fantasy|Romance', 0.0067861553924265915), ('Drama', 0.005813927745433818), ('Adventure|Animation|Children|Comedy', 0.002661491724689032), ('Children|Comedy|Fantasy|Musical', 0.0006731279465095313)]</text:p>
          </table:table-cell>
          <table:table-cell office:value-type="string" calcext:value-type="string">
            <text:p>['Action|Adventure|Children|Comedy']</text:p>
          </table:table-cell>
          <table:table-cell office:value-type="float" office:value="3.51125895598772" calcext:value-type="float">
            <text:p>3.51125895598772</text:p>
          </table:table-cell>
          <table:table-cell office:value-type="float" office:value="1.00070402621865" calcext:value-type="float">
            <text:p>1.00070402621865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['Drama|Romance', 'Comedy|War', 'Drama|War', 'Comedy|Drama', 'Drama', 'Crime|Drama', 'Action|Drama|War', 'Crime|Drama|Sci-Fi|Thriller', 'Animation|Sci-Fi', 'Comedy|Drama', 'Action|Adventure|Animation|Sci-Fi', 'Comedy|Musical|Romance', 'Drama', 'Drama|War', 'Crime|Mystery|Thriller', 'Drama', 'Crime|Drama', 'Romance', 'Action|Drama|Romance|War', 'Drama|Romance']</text:p>
          </table:table-cell>
          <table:table-cell office:value-type="float" office:value="0.530616283416748" calcext:value-type="float">
            <text:p>0.5306162834167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.16593537]</text:p>
          </table:table-cell>
          <table:table-cell office:value-type="float" office:value="3.4866670145026" calcext:value-type="float">
            <text:p>3.4866670145026</text:p>
          </table:table-cell>
          <table:table-cell office:value-type="string" calcext:value-type="string">
            <text:p>[ <text:s/>68 <text:s/>875 <text:s/>121 <text:s/>764 <text:s/>147 <text:s/>184 <text:s/>237 <text:s/>192 1027 <text:s/>232]</text:p>
          </table:table-cell>
          <table:table-cell office:value-type="string" calcext:value-type="string">
            <text:p>[6.01125092e-01 1.29438071e-02 8.25244231e-03 4.33623832e-03 3.63810432e-03 3.63422444e-03 3.14110868e-03 2.27316835e-03 1.64509352e-03 3.94831029e-04]</text:p>
          </table:table-cell>
          <table:table-cell office:value-type="float" office:value="0.32073164791661" calcext:value-type="float">
            <text:p>0.32073164791661</text:p>
          </table:table-cell>
          <table:table-cell office:value-type="string" calcext:value-type="string">
            <text:p>[('Action|Adventure|Sci-Fi', 0.6011250921478722), ('Adventure|Animation|Children|Comedy', 0.012943807085465286), ('Action|Drama|War', 0.008252442311219627), ('Adventure|Fantasy', 0.004336238319681315), ('Crime|Drama', 0.0036381043181304), ('Drama|Romance', 0.0036342244403461707), ('Crime|Drama|Thriller', 0.0031411086828989038), ('Action|Crime|Drama|Thriller', 0.002273168345457446), ('Crime|Drama', 0.0016450935248192137), ('Crime|Drama', 0.0003948310294345944)]</text:p>
          </table:table-cell>
          <table:table-cell office:value-type="string" calcext:value-type="string">
            <text:p>['Comedy|Romance']</text:p>
          </table:table-cell>
          <table:table-cell office:value-type="float" office:value="3.23373015873016" calcext:value-type="float">
            <text:p>3.23373015873016</text:p>
          </table:table-cell>
          <table:table-cell office:value-type="float" office:value="0.896384478633413" calcext:value-type="float">
            <text:p>0.896384478633413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['Action|Adventure|Thriller', 'Action|Crime|Drama', 'Action|Romance|War|Western', 'Comedy|Romance', 'Action|Adventure', 'Action|Adventure|Fantasy|IMAX', 'Comedy', 'Action|Adventure', 'Adventure|Animation|Children|Comedy|Fantasy|Romance', 'Action|Adventure|Sci-Fi|IMAX', 'Adventure|Animation|Children|Fantasy|IMAX', 'Comedy', 'Adventure|Children|Fantasy', 'Comedy|Drama|Romance', 'Drama|Romance', 'Action|Crime|Drama|Thriller', 'Comedy|Romance', 'Action|Adventure|Sci-Fi|IMAX', 'Comedy|Drama|Romance', 'Drama|Romance|War']</text:p>
          </table:table-cell>
          <table:table-cell office:value-type="float" office:value="0.552791595458984" calcext:value-type="float">
            <text:p>0.552791595458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.61514676]</text:p>
          </table:table-cell>
          <table:table-cell office:value-type="float" office:value="3.75543162050615" calcext:value-type="float">
            <text:p>3.75543162050615</text:p>
          </table:table-cell>
          <table:table-cell office:value-type="string" calcext:value-type="string">
            <text:p>[ <text:s/>68 <text:s/>726 1030 <text:s text:c="2"/>71 <text:s text:c="2"/>65 1165 <text:s text:c="2"/>73 <text:s text:c="2"/>15 <text:s/>100 <text:s text:c="2"/>66]</text:p>
          </table:table-cell>
          <table:table-cell office:value-type="string" calcext:value-type="string">
            <text:p>[0.47763798 0.08585744 0.05271955 0.03995677 0.03970677 0.03339306 0.03038237 0.02535754 0.00922765 0.00562007]</text:p>
          </table:table-cell>
          <table:table-cell office:value-type="float" office:value="0.14028486430141" calcext:value-type="float">
            <text:p>0.14028486430141</text:p>
          </table:table-cell>
          <table:table-cell office:value-type="string" calcext:value-type="string">
            <text:p>[('Action|Adventure|Sci-Fi', 0.4776379772061471), ('Drama|Sci-Fi', 0.08585744163596984), ('Action|Adventure|Comedy|Sci-Fi', 0.05271954540667683), ('Crime|Drama|Sci-Fi|Thriller', 0.03995677403357156), ('Children|Drama|Sci-Fi', 0.03970677486578868), ('Action|Adventure|Sci-Fi|Thriller', 0.03339306316094054), ('Action|Adventure|Sci-Fi', 0.030382372869602974), ('Action|Adventure|Sci-Fi', 0.025357541294736982), ('Action|Crime|Drama|Thriller', 0.009227650235867295), ('Action|Adventure|Sci-Fi|Thriller', 0.005620071381221663)]</text:p>
          </table:table-cell>
          <table:table-cell office:value-type="string" calcext:value-type="string">
            <text:p>['Comedy|Fantasy|Romance']</text:p>
          </table:table-cell>
          <table:table-cell office:value-type="float" office:value="3.81885856079404" calcext:value-type="float">
            <text:p>3.81885856079404</text:p>
          </table:table-cell>
          <table:table-cell office:value-type="float" office:value="0.735111400781015" calcext:value-type="float">
            <text:p>0.7351114007810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['Documentary', 'Crime|Mystery|Thriller', 'Action|Crime|Drama|Thriller', 'Adventure|Animation|Children|Drama|Sci-Fi', 'Comedy|Crime|Romance', 'Drama', 'Comedy|Drama', 'Adventure|Fantasy', 'Action|Adventure|Romance|Thriller', 'Drama', 'Action|Sci-Fi', 'Action|Adventure|Fantasy', 'Drama|Mystery', 'Action|Adventure|Thriller', 'Crime|Drama|Thriller', 'Action|Adventure|Drama|Thriller|Western', 'Action|Adventure|Horror|Sci-Fi', 'Action|Adventure|Comedy|Thriller', 'Drama|War', 'Comedy|Drama|Musical']</text:p>
          </table:table-cell>
          <table:table-cell office:value-type="float" office:value="0.493917942047119" calcext:value-type="float">
            <text:p>0.493917942047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.17952109]</text:p>
          </table:table-cell>
          <table:table-cell office:value-type="float" office:value="3.90634509193252" calcext:value-type="float">
            <text:p>3.90634509193252</text:p>
          </table:table-cell>
          <table:table-cell office:value-type="string" calcext:value-type="string">
            <text:p>[ <text:s/>36 1133 <text:s text:c="2"/>28 1044 <text:s/>233 <text:s/>588 <text:s text:c="2"/>62 <text:s text:c="2"/>72 <text:s text:c="2"/>34 <text:s/>192]</text:p>
          </table:table-cell>
          <table:table-cell office:value-type="string" calcext:value-type="string">
            <text:p>[0.76632931 0.01600583 0.00893798 0.00824915 0.00447593 0.0041835 0.00404087 0.00340809 0.00191047 0.0012747 ]</text:p>
          </table:table-cell>
          <table:table-cell office:value-type="float" office:value="0.726824003058498" calcext:value-type="float">
            <text:p>0.726824003058498</text:p>
          </table:table-cell>
          <table:table-cell office:value-type="string" calcext:value-type="string">
            <text:p>[('Comedy|Crime|Drama|Thriller', 0.7663293051609636), ('Adventure|Animation|Children|Comedy|Fantasy|IMAX', 0.016005830928442977), ('Drama|War', 0.008937976657791006), ('Animation|Children|Drama|Fantasy', 0.008249154799871417), ('Drama|Romance', 0.004475933054539766), ('Action|Crime|Drama|Thriller', 0.00418349734125536), ('Crime|Mystery|Thriller', 0.004040865607102007), ('Action|Drama|War', 0.0034080922289688523), ('Crime|Horror|Thriller', 0.001910466874313821), ('Action|Crime|Drama|Thriller', 0.001274696067277888)]</text:p>
          </table:table-cell>
          <table:table-cell office:value-type="string" calcext:value-type="string">
            <text:p>['Action|Adventure|Comedy|Fantasy|Romance']</text:p>
          </table:table-cell>
          <table:table-cell office:value-type="float" office:value="3.25851996105161" calcext:value-type="float">
            <text:p>3.25851996105161</text:p>
          </table:table-cell>
          <table:table-cell office:value-type="float" office:value="0.858891832810254" calcext:value-type="float">
            <text:p>0.858891832810254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['Comedy|Crime|Drama|Thriller', 'Crime|Film-Noir|Mystery|Thriller', 'Adventure|Drama|Sci-Fi', 'Comedy|War', 'Adventure|Animation|Drama|Fantasy|Sci-Fi', 'Drama|Mystery', 'Drama', 'Drama|Mystery|Romance|Thriller', 'Drama|War', 'Comedy|Romance', 'Mystery|Thriller', 'Film-Noir|Mystery|Thriller', 'Crime|Drama|Film-Noir|Mystery|Thriller', 'Action|Drama|War', 'Drama|Romance', 'Crime|Drama|Sci-Fi|Thriller', 'Crime|Horror', 'Comedy', 'Action|Adventure|Sci-Fi', 'Action|Sci-Fi|Thriller']</text:p>
          </table:table-cell>
          <table:table-cell office:value-type="float" office:value="0.505256175994873" calcext:value-type="float">
            <text:p>0.5052561759948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0.66447812]</text:p>
          </table:table-cell>
          <table:table-cell office:value-type="float" office:value="2.70524913804044" calcext:value-type="float">
            <text:p>2.70524913804044</text:p>
          </table:table-cell>
          <table:table-cell office:value-type="string" calcext:value-type="string">
            <text:p>[ <text:s/>7 <text:s/>20 166 531 <text:s/>25 323 101 401 <text:s/>26 472]</text:p>
          </table:table-cell>
          <table:table-cell office:value-type="string" calcext:value-type="string">
            <text:p>[0.2956689 <text:s/>0.15247259 0.14632843 0.1006502 <text:s/>0.09063188 0.05776343 0.02642526 0.0098009 <text:s/>0.00604318 0.00086685]</text:p>
          </table:table-cell>
          <table:table-cell office:value-type="float" office:value="2.04077101995581" calcext:value-type="float">
            <text:p>2.04077101995581</text:p>
          </table:table-cell>
          <table:table-cell office:value-type="string" calcext:value-type="string">
            <text:p>[('Action|Drama|War', 0.2956689013089588), ('Comedy|Drama|Romance|War', 0.1524725945173657), ('Action|Sci-Fi|Thriller', 0.14632843076741922), ('Action|Crime|Thriller', 0.1006502009284124), ('Thriller', 0.0906318788248499), ('Animation|Children|Fantasy|Musical|Romance|IMAX', 0.05776343233920829), ('Action|Comedy|Sci-Fi', 0.02642526471746284), ('Drama|Horror|Mystery', 0.009800898196621846), ('Action|Adventure|Sci-Fi|Thriller', 0.006043182161627085), ('Action|Adventure|Comedy|Romance|Thriller', 0.000866849884792664)]</text:p>
          </table:table-cell>
          <table:table-cell office:value-type="string" calcext:value-type="string">
            <text:p>['Drama|Thriller|War']</text:p>
          </table:table-cell>
          <table:table-cell office:value-type="float" office:value="2.59722222222222" calcext:value-type="float">
            <text:p>2.59722222222222</text:p>
          </table:table-cell>
          <table:table-cell office:value-type="float" office:value="1.27649392023427" calcext:value-type="float">
            <text:p>1.2764939202342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['Action|Crime|Thriller', 'Crime|Mystery|Thriller', 'Comedy|Drama|Thriller', 'Comedy|Crime', 'Crime|Mystery|Thriller', 'Drama', 'Action|Crime|Thriller', 'Comedy|Crime|Drama|Thriller', 'Crime|Drama|Thriller', 'Thriller', 'Action|Crime|Drama|Thriller', 'Crime|Drama|Thriller', 'Action|Drama|Thriller', 'Action|Crime|Drama|Thriller', 'Crime|Film-Noir|Mystery|Thriller', 'Crime|Drama|Romance|Thriller', 'Mystery|Thriller', 'Thriller', 'Crime|Horror|Thriller', 'Action|Crime|Drama|Thriller']</text:p>
          </table:table-cell>
          <table:table-cell office:value-type="float" office:value="0.537468910217285" calcext:value-type="float">
            <text:p>0.5374689102172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.49623787]</text:p>
          </table:table-cell>
          <table:table-cell office:value-type="float" office:value="5.0475342238373" calcext:value-type="float">
            <text:p>5.0475342238373</text:p>
          </table:table-cell>
          <table:table-cell office:value-type="string" calcext:value-type="string">
            <text:p>[ 192 2265 1133 <text:s/>875 1194 <text:s text:c="2"/>68 <text:s/>166 <text:s text:c="2"/>73 <text:s/>770 <text:s text:c="2"/>15]</text:p>
          </table:table-cell>
          <table:table-cell office:value-type="string" calcext:value-type="string">
            <text:p>[5.43681176e-01 3.27150630e-02 1.45645519e-02 8.51958285e-03 5.97917068e-03 4.68088541e-03 2.98507515e-03 2.09331621e-03 4.06063358e-04 3.40520251e-04]</text:p>
          </table:table-cell>
          <table:table-cell office:value-type="float" office:value="2.55129635009668" calcext:value-type="float">
            <text:p>2.55129635009668</text:p>
          </table:table-cell>
          <table:table-cell office:value-type="string" calcext:value-type="string">
            <text:p>[('Action|Crime|Drama|Thriller', 0.5436811759230379), ('Comedy|Horror', 0.032715063005384695), ('Adventure|Animation|Children|Comedy|Fantasy|IMAX', 0.014564551855318464), ('Adventure|Animation|Children|Comedy', 0.008519582849277374), ('Comedy', 0.005979170683134496), ('Action|Adventure|Sci-Fi', 0.00468088541313244), ('Action|Sci-Fi|Thriller', 0.0029850751507482596), ('Action|Adventure|Sci-Fi', 0.0020933162123541243), ('Action|Adventure|Comedy|Fantasy', 0.00040606335768327283), ('Action|Adventure|Sci-Fi', 0.0003405202507245664)]</text:p>
          </table:table-cell>
          <table:table-cell office:value-type="string" calcext:value-type="string">
            <text:p>['Adventure|Animation|Children|Comedy|Fantasy|Romance']</text:p>
          </table:table-cell>
          <table:table-cell office:value-type="float" office:value="3.67323481116585" calcext:value-type="float">
            <text:p>3.67323481116585</text:p>
          </table:table-cell>
          <table:table-cell office:value-type="float" office:value="0.960614991353188" calcext:value-type="float">
            <text:p>0.960614991353188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218" calcext:value-type="float">
            <text:p>1218</text:p>
          </table:table-cell>
          <table:table-cell office:value-type="string" calcext:value-type="string">
            <text:p>['Adventure|Animation|Children|Comedy|Fantasy', 'Action|Adventure|Comedy|Sci-Fi', 'Action|Comedy|Fantasy|Horror', 'Adventure|Animation|Children|Comedy|Sci-Fi', 'Drama', 'Action|Adventure|Western', 'Animation|Children|Comedy|Crime', 'Animation|Children|Comedy', 'Action|Sci-Fi|Thriller', 'Action|Adventure|Fantasy|Sci-Fi', 'Action|Adventure|Animation|Children|Comedy', 'Adventure|Animation|Children|Comedy|Drama|Fantasy', 'Action|Adventure|Sci-Fi', 'Action|Thriller', 'Action|Adventure|Animation|Children|Fantasy|Sci-Fi', 'Action|Adventure|Sci-Fi', 'Action|Sci-Fi|IMAX', 'Action|Adventure|Sci-Fi|IMAX', 'Action|Adventure|Sci-Fi|IMAX', 'Mystery|Sci-Fi|Thriller']</text:p>
          </table:table-cell>
          <table:table-cell office:value-type="float" office:value="0.528136968612671" calcext:value-type="float">
            <text:p>0.5281369686126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.72544161]</text:p>
          </table:table-cell>
          <table:table-cell office:value-type="float" office:value="0.930920111167149" calcext:value-type="float">
            <text:p>0.930920111167149</text:p>
          </table:table-cell>
          <table:table-cell office:value-type="string" calcext:value-type="string">
            <text:p>[ <text:s/>70 <text:s text:c="2"/>37 <text:s/>744 1134 <text:s/>463 <text:s/>166 <text:s/>531 <text:s/>101 <text:s text:c="2"/>89 <text:s/>470]</text:p>
          </table:table-cell>
          <table:table-cell office:value-type="string" calcext:value-type="string">
            <text:p>[8.02876010e-01 3.54589030e-02 2.04535508e-02 1.94877864e-02 1.60173089e-02 1.13853837e-02 7.28335530e-03 5.03041483e-03 1.00864084e-03 7.22093680e-04]</text:p>
          </table:table-cell>
          <table:table-cell office:value-type="float" office:value="1.79452149511923" calcext:value-type="float">
            <text:p>1.79452149511923</text:p>
          </table:table-cell>
          <table:table-cell office:value-type="string" calcext:value-type="string">
            <text:p>[('Action|Adventure', 0.8028760099364335), ('Action|Adventure|Mystery|Thriller', 0.03545890297883403), ('Adventure|Animation|Children|Comedy|Fantasy|Romance', 0.02045355084406927), ('Action|Crime|Thriller', 0.019487786412950577), ('Adventure|Drama|IMAX', 0.016017308870008802), ('Action|Sci-Fi|Thriller', 0.01138538372196217), ('Action|Crime|Thriller', 0.0072833552962642545), ('Action|Comedy|Sci-Fi', 0.005030414827247627), ('Action|Adventure', 0.001008640838296427), ('Comedy', 0.0007220936798815078)]</text:p>
          </table:table-cell>
          <table:table-cell office:value-type="string" calcext:value-type="string">
            <text:p>['Action|Adventure|Comedy|Fantasy|Horror|Thriller']</text:p>
          </table:table-cell>
          <table:table-cell office:value-type="float" office:value="2.70823798627002" calcext:value-type="float">
            <text:p>2.70823798627002</text:p>
          </table:table-cell>
          <table:table-cell office:value-type="float" office:value="1.54457072546751" calcext:value-type="float">
            <text:p>1.54457072546751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['Comedy|Crime|Drama|Musical', 'Adventure|Animation|Children|Drama|Musical|IMAX', 'Drama|Romance', 'Crime|Drama|Film-Noir', 'Animation|Children|Drama|Fantasy|Musical', 'Action|Sci-Fi', 'Animation|Children|Fantasy|Musical|Romance', 'Action|Adventure|Sci-Fi', 'Action|Drama|War', 'Crime|Drama', 'Horror|Mystery', 'Comedy|Drama|Fantasy', 'Adventure|Comedy|Sci-Fi', 'Adventure|Drama|IMAX', 'Drama|War', 'Comedy', 'Crime|Drama|Thriller', 'Comedy|Crime|Drama', 'Drama|Thriller|War', 'Drama|Romance']</text:p>
          </table:table-cell>
          <table:table-cell office:value-type="float" office:value="0.578035354614258" calcext:value-type="float">
            <text:p>0.5780353546142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0.33810317]</text:p>
          </table:table-cell>
          <table:table-cell office:value-type="float" office:value="2.26370381042698" calcext:value-type="float">
            <text:p>2.26370381042698</text:p>
          </table:table-cell>
          <table:table-cell office:value-type="string" calcext:value-type="string">
            <text:p>[ 232 <text:s/>444 <text:s/>752 <text:s/>241 <text:s/>763 1129 1198 <text:s/>903 1255 <text:s text:c="2"/>85]</text:p>
          </table:table-cell>
          <table:table-cell office:value-type="string" calcext:value-type="string">
            <text:p>[0.58498644 0.21259058 0.14388321 0.0384176 <text:s/>0.02691334 0.02645298 0.0235462 <text:s/>0.02262425 0.00951748 0.00332225]</text:p>
          </table:table-cell>
          <table:table-cell office:value-type="float" office:value="1.92560064395773" calcext:value-type="float">
            <text:p>1.92560064395773</text:p>
          </table:table-cell>
          <table:table-cell office:value-type="string" calcext:value-type="string">
            <text:p>[('Crime|Drama', 0.5849864440077804), ('Mystery|Thriller', 0.2125905758228408), ('Crime|Thriller', 0.14388320946085106), ('Action|Comedy|Horror', 0.03841760496435112), ('Adventure|Fantasy', 0.026913340828803044), ('Drama|Romance|Sci-Fi', 0.026452980339865866), ('Action|Mystery|Thriller', 0.02354620386370575), ('Comedy|Drama|Romance', 0.022624252207733828), ('Adventure|Comedy|Drama', 0.009517484867366637), ('Adventure|Comedy|Sci-Fi', 0.003322245434781359)]</text:p>
          </table:table-cell>
          <table:table-cell office:value-type="string" calcext:value-type="string">
            <text:p>['Action|Sci-Fi']</text:p>
          </table:table-cell>
          <table:table-cell office:value-type="float" office:value="2.62171052631579" calcext:value-type="float">
            <text:p>2.62171052631579</text:p>
          </table:table-cell>
          <table:table-cell office:value-type="float" office:value="1.48788607387682" calcext:value-type="float">
            <text:p>1.48788607387682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['Comedy|Romance', 'Comedy|Drama|Musical', 'Comedy|Drama', 'Comedy|Drama', 'Comedy|Musical', 'Comedy|Drama|Romance', 'Crime|Drama', 'Drama', 'Drama|Romance', 'Comedy|Drama|Romance', 'Comedy|Drama|Romance', 'Adventure|Animation|Fantasy', 'Comedy', 'Comedy|Crime|Drama|Thriller', 'Comedy', 'Drama|Sci-Fi|Thriller', 'Comedy|Drama', 'Drama|Romance', 'Comedy', 'Documentary']</text:p>
          </table:table-cell>
          <table:table-cell office:value-type="float" office:value="0.629583597183228" calcext:value-type="float">
            <text:p>0.6295835971832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.65318045]</text:p>
          </table:table-cell>
          <table:table-cell office:value-type="float" office:value="3.37321133566895" calcext:value-type="float">
            <text:p>3.37321133566895</text:p>
          </table:table-cell>
          <table:table-cell office:value-type="string" calcext:value-type="string">
            <text:p>[ <text:s/>70 <text:s text:c="2"/>68 <text:s/>166 <text:s/>782 <text:s text:c="2"/>73 <text:s text:c="2"/>89 <text:s/>219 <text:s/>728 1077 <text:s/>770]</text:p>
          </table:table-cell>
          <table:table-cell office:value-type="string" calcext:value-type="string">
            <text:p>[0.60084255 0.03836587 0.03587379 0.03045295 0.01859955 0.01853704 0.00946897 0.00604515 0.00327738 0.00064715]</text:p>
          </table:table-cell>
          <table:table-cell office:value-type="float" office:value="0.72003088534156" calcext:value-type="float">
            <text:p>0.72003088534156</text:p>
          </table:table-cell>
          <table:table-cell office:value-type="string" calcext:value-type="string">
            <text:p>[('Action|Adventure', 0.6008425465534586), ('Action|Adventure|Sci-Fi', 0.03836586730621909), ('Action|Sci-Fi|Thriller', 0.035873791729124825), ('Action|Adventure|Sci-Fi|IMAX', 0.03045294526719106), ('Action|Adventure|Sci-Fi', 0.018599546395531658), ('Action|Adventure', 0.018537037624409794), ('Action|Adventure|Drama', 0.009468965738668575), ('Comedy|Drama|Sci-Fi', 0.006045154957345865), ('Action|Adventure|Sci-Fi', 0.0032773825639533863), ('Action|Adventure|Comedy|Fantasy', 0.0006471485476812497)]</text:p>
          </table:table-cell>
          <table:table-cell office:value-type="string" calcext:value-type="string">
            <text:p>['Action|Adventure|Crime|Drama|Thriller|War']</text:p>
          </table:table-cell>
          <table:table-cell office:value-type="float" office:value="3.49513381995134" calcext:value-type="float">
            <text:p>3.49513381995134</text:p>
          </table:table-cell>
          <table:table-cell office:value-type="float" office:value="0.687019493909691" calcext:value-type="float">
            <text:p>0.68701949390969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['Adventure|Animation|Fantasy|Romance', 'Action|Adventure|Fantasy|Sci-Fi', 'Action|Adventure|Animation|Drama|Fantasy', 'Comedy|Crime|Drama|Thriller', 'Action|Sci-Fi', 'Animation|Children|Drama|Fantasy', 'Comedy|Drama|Romance', 'Action|Horror|Sci-Fi|Thriller', 'Action|Adventure|Sci-Fi', 'Action|Adventure|Sci-Fi|Thriller', 'Action|Adventure|Sci-Fi|IMAX', 'Action|Adventure|Sci-Fi', 'Action|Animation|Comedy', 'Drama|Mystery|Sci-Fi|Thriller', 'Adventure|Animation|Children|Drama|Musical', 'Comedy|Horror', 'Drama|Horror|Mystery|Thriller', 'Action|Adventure|Sci-Fi', 'Action|Adventure|Fantasy', 'Action|Adventure|Animation|Children|Fantasy|Sci-Fi']</text:p>
          </table:table-cell>
          <table:table-cell office:value-type="float" office:value="0.610168695449829" calcext:value-type="float">
            <text:p>0.6101686954498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0.]</text:p>
          </table:table-cell>
          <table:table-cell office:value-type="float" office:value="3.28371055694579" calcext:value-type="float">
            <text:p>3.28371055694579</text:p>
          </table:table-cell>
          <table:table-cell office:value-type="string" calcext:value-type="string">
            <text:p>[ 184 <text:s text:c="2"/>87 <text:s/>355 <text:s/>166 <text:s/>238 <text:s/>934 <text:s/>398 <text:s/>350 <text:s text:c="2"/>60 1774]</text:p>
          </table:table-cell>
          <table:table-cell office:value-type="string" calcext:value-type="string">
            <text:p>[0.32379546 0.18115547 0.13706861 0.06106431 0.05952819 0.03776023 0.03741803 0.03182255 0.02295652 0.00762279]</text:p>
          </table:table-cell>
          <table:table-cell office:value-type="float" office:value="3.28371055694579" calcext:value-type="float">
            <text:p>3.28371055694579</text:p>
          </table:table-cell>
          <table:table-cell office:value-type="string" calcext:value-type="string">
            <text:p>[('Drama|Romance', 0.32379545659704806), ('Comedy|Fantasy', 0.1811554728967934), ('Adventure|Drama', 0.1370686074463305), ('Action|Sci-Fi|Thriller', 0.061064310662162107), ('Action|Crime|Drama|IMAX', 0.05952819450412598), ('Drama', 0.03776022733884221), ('Comedy', 0.037418030690548595), ('Fantasy|Sci-Fi', 0.031822553417510696), ('Children|Comedy|Fantasy|Musical', 0.022956518362475475), ('Musical|Romance', 0.0076227862213110184)]</text:p>
          </table:table-cell>
          <table:table-cell office:value-type="string" calcext:value-type="string">
            <text:p>['Drama']</text:p>
          </table:table-cell>
          <table:table-cell office:value-type="float" office:value="3.26190476190476" calcext:value-type="float">
            <text:p>3.26190476190476</text:p>
          </table:table-cell>
          <table:table-cell office:value-type="float" office:value="1.14558206892566" calcext:value-type="float">
            <text:p>1.14558206892566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['Comedy|Romance', 'Comedy|Romance', 'Drama', 'Drama|Fantasy|Horror|Romance', 'Sci-Fi|IMAX', 'Comedy|Crime|Mystery|Thriller', 'Comedy|Drama|Romance', 'Drama', 'Drama|Romance', 'Comedy|Romance', 'Horror|Sci-Fi|Thriller', 'Drama|Romance', 'Drama|Romance', 'Drama|Western', 'Crime|Drama', 'Drama', 'Documentary|Drama', 'Action|Adventure|Sci-Fi', 'Crime|Drama|Thriller', 'Comedy|Drama|Romance']</text:p>
          </table:table-cell>
          <table:table-cell office:value-type="float" office:value="0.580926656723022" calcext:value-type="float">
            <text:p>0.580926656723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0.]</text:p>
          </table:table-cell>
          <table:table-cell office:value-type="float" office:value="1.23459220941503" calcext:value-type="float">
            <text:p>1.23459220941503</text:p>
          </table:table-cell>
          <table:table-cell office:value-type="string" calcext:value-type="string">
            <text:p>[ 232 <text:s/>752 <text:s/>444 <text:s/>192 <text:s text:c="2"/>85 <text:s/>763 <text:s/>764 <text:s/>753 <text:s/>241 1198]</text:p>
          </table:table-cell>
          <table:table-cell office:value-type="string" calcext:value-type="string">
            <text:p>[5.52654925e-01 1.86360988e-01 1.76534204e-01 7.75479800e-02 7.31603528e-02 2.43340773e-02 1.06180738e-02 7.53364381e-03 6.40019223e-03 5.08334035e-04]</text:p>
          </table:table-cell>
          <table:table-cell office:value-type="float" office:value="1.23459220941503" calcext:value-type="float">
            <text:p>1.23459220941503</text:p>
          </table:table-cell>
          <table:table-cell office:value-type="string" calcext:value-type="string">
            <text:p>[('Crime|Drama', 0.5526549251544011), ('Crime|Thriller', 0.18636098800598747), ('Mystery|Thriller', 0.17653420398309538), ('Action|Crime|Drama|Thriller', 0.07754798001512997), ('Adventure|Comedy|Sci-Fi', 0.07316035278967271), ('Adventure|Fantasy', 0.024334077266826733), ('Adventure|Fantasy', 0.010618073831635263), ('Adventure|Fantasy', 0.007533643807081328), ('Action|Comedy|Horror', 0.006400192233535538), ('Action|Mystery|Thriller', 0.0005083340353461632)]</text:p>
          </table:table-cell>
          <table:table-cell office:value-type="string" calcext:value-type="string">
            <text:p>['Horror|Mystery|Thriller']</text:p>
          </table:table-cell>
          <table:table-cell office:value-type="float" office:value="1.275" calcext:value-type="float">
            <text:p>1.275</text:p>
          </table:table-cell>
          <table:table-cell office:value-type="float" office:value="0.679613860953409" calcext:value-type="float">
            <text:p>0.679613860953409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'Comedy|Romance', 'Adventure|Children|Romance', 'Drama', 'Comedy|Drama|Romance', 'Adventure|Comedy', 'Drama', 'Comedy|Drama', 'Comedy|Romance', 'Animation|Children', 'Drama|Romance', 'Drama', 'Drama', 'Action|Adventure|Animation|Horror|Sci-Fi', 'Drama|Thriller', 'Drama|Mystery|Thriller', 'Horror|Mystery|Thriller', 'Drama|Horror|Thriller', 'Action|Drama', 'Action|Crime|Drama|Thriller', 'Drama|War']</text:p>
          </table:table-cell>
          <table:table-cell office:value-type="float" office:value="0.639886379241943" calcext:value-type="float">
            <text:p>0.639886379241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.91991671]</text:p>
          </table:table-cell>
          <table:table-cell office:value-type="float" office:value="3.13326580227398" calcext:value-type="float">
            <text:p>3.13326580227398</text:p>
          </table:table-cell>
          <table:table-cell office:value-type="string" calcext:value-type="string">
            <text:p>[ 184 <text:s/>487 <text:s text:c="2"/>20 <text:s text:c="2"/>68 <text:s text:c="2"/>73 <text:s text:c="2"/>15 <text:s/>753 2126 <text:s/>233 <text:s text:c="2"/>69]</text:p>
          </table:table-cell>
          <table:table-cell office:value-type="string" calcext:value-type="string">
            <text:p>[5.63973638e-01 3.08671433e-02 7.23558031e-03 5.16363768e-03 5.14747727e-03 2.93086006e-03 3.82372186e-04 2.53969853e-04 1.84524969e-04 5.52897568e-05]</text:p>
          </table:table-cell>
          <table:table-cell office:value-type="float" office:value="0.213349089149311" calcext:value-type="float">
            <text:p>0.213349089149311</text:p>
          </table:table-cell>
          <table:table-cell office:value-type="string" calcext:value-type="string">
            <text:p>[('Drama|Romance', 0.563973637704575), ('Comedy|Drama|Romance', 0.03086714326425981), ('Comedy|Drama|Romance|War', 0.0072355803127704755), ('Action|Adventure|Sci-Fi', 0.005163637681866905), ('Action|Adventure|Sci-Fi', 0.005147477265837248), ('Action|Adventure|Sci-Fi', 0.0029308600575987218), ('Adventure|Fantasy', 0.0003823721856293807), ('Comedy|Romance', 0.00025396985272208293), ('Drama|Romance', 0.00018452496905152418), ('Action|Adventure|Comedy|Fantasy|Romance', 5.528975683081683e-05)]</text:p>
          </table:table-cell>
          <table:table-cell office:value-type="string" calcext:value-type="string">
            <text:p>['Action|Adventure|Sci-Fi|Thriller|IMAX']</text:p>
          </table:table-cell>
          <table:table-cell office:value-type="float" office:value="3.78111587982833" calcext:value-type="float">
            <text:p>3.78111587982833</text:p>
          </table:table-cell>
          <table:table-cell office:value-type="float" office:value="1.03342613198179" calcext:value-type="float">
            <text:p>1.03342613198179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['Animation|Sci-Fi', 'Crime|Drama', 'Action|Adventure|Animation|Sci-Fi', 'Action|Drama|Thriller|War', 'Comedy|Crime|Drama|Thriller', 'Action|Adventure|Sci-Fi|IMAX', 'Comedy|Fantasy|Romance', 'Horror', 'Adventure|Drama|IMAX', 'Mystery|Thriller', 'Action|Adventure|Crime|Drama|Thriller', 'Comedy|Crime|Thriller', 'Comedy', 'Crime|Drama', 'Action|Adventure|Horror|Sci-Fi', 'Action|Adventure|Comedy|Sci-Fi', 'Drama|War', 'Action|Adventure|Drama|Sci-Fi|Thriller', 'Horror|Sci-Fi', 'Drama|Horror|Mystery']</text:p>
          </table:table-cell>
          <table:table-cell office:value-type="float" office:value="0.896798133850098" calcext:value-type="float">
            <text:p>0.89679813385009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formula="of:=AVERAGE([.E$1:.E$1048576])" office:value-type="float" office:value="1.18101024547995" calcext:value-type="float">
            <text:p>1.18101024547995</text:p>
          </table:table-cell>
          <table:table-cell table:number-columns-repeated="14"/>
        </table:table-row>
        <table:table-row table:style-name="ro1">
          <table:table-cell table:formula="of:=STDEV([.E$1:.E$1048576])" office:value-type="float" office:value="1.06291874827504" calcext:value-type="float">
            <text:p>1.06291874827504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2">00/00/0000</text:date>, <text:time style:data-style-name="N2" text:time-value="15:52:43.5832858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02T10:27:21.044902558</dc:date>
    <meta:editing-duration>PT18H27M56S</meta:editing-duration>
    <meta:editing-cycles>2</meta:editing-cycles>
    <meta:generator>LibreOffice/6.0.7.3$Linux_X86_64 LibreOffice_project/00m0$Build-3</meta:generator>
    <meta:document-statistic meta:table-count="1" meta:cell-count="767" meta:object-count="0"/>
  </office:meta>
</office:document-meta>
</file>